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00008B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DAA52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357EC7" style:repeat-content="false"/>
      <style:paragraph-properties fo:text-align="center"/>
      <style:text-properties fo:color="#FFFFFF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57EC7" style:repeat-content="false"/>
      <style:paragraph-properties fo:text-align="center"/>
      <style:text-properties fo:color="#FFFFFF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357EC7" style:repeat-content="false"/>
      <style:paragraph-properties fo:text-align="center"/>
      <style:text-properties fo:color="#FFFFFF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8B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30">
      <style:table-cell-properties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number-columns-repeated="16372" table:default-cell-style-name="ce1"/>
        <table:table-row table:style-name="ro1">
          <table:table-cell table:number-columns-spanned="3" table:number-rows-spanned="2" table:style-name="ce23"/>
          <table:covered-table-cell table:number-columns-repeated="2"/>
          <table:table-cell table:number-columns-spanned="1" table:number-rows-spanned="2" table:style-name="ce23"/>
          <table:table-cell office:value-type="string" table:number-columns-spanned="3" table:number-rows-spanned="1" table:style-name="ce24">
            <text:p>प्रबन्धन सूचना प्रणाली</text:p>
          </table:table-cell>
          <table:covered-table-cell table:number-columns-repeated="2"/>
          <table:table-cell table:number-columns-spanned="1" table:number-rows-spanned="2" table:style-name="ce23"/>
          <table:table-cell table:number-columns-spanned="1" table:number-rows-spanned="2" table:style-name="ce23"/>
          <table:table-cell table:number-columns-spanned="3" table:number-rows-spanned="2" table:style-name="ce23"/>
          <table:covered-table-cell table:number-columns-repeated="2"/>
          <table:table-cell table:number-columns-repeated="16372"/>
        </table:table-row>
        <table:table-row table:style-name="ro1">
          <table:covered-table-cell/>
          <table:covered-table-cell table:number-columns-repeated="2"/>
          <table:covered-table-cell/>
          <table:table-cell office:value-type="string" table:number-columns-spanned="3" table:number-rows-spanned="1" table:style-name="ce24">
            <text:p>Management Information System</text:p>
          </table:table-cell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14" table:style-name="ce24">
            <text:p>28-5-2025</text:p>
          </table:table-cell>
          <table:table-cell office:value-type="string" table:number-columns-spanned="1" table:number-rows-spanned="14" table:style-name="ce26">
            <text:p>10:35:27</text:p>
          </table:table-cell>
          <table:table-cell office:value-type="string" table:number-columns-spanned="1" table:number-rows-spanned="14" table:style-name="ce24">
            <text:p><text:a xlink:href="javascript:void(0)">Feedback</text:a></text:p>
          </table:table-cell>
          <table:table-cell office:value-type="string" table:number-columns-spanned="1" table:number-rows-spanned="14" table:style-name="ce24">
            <text:p>अ <text:s/>A</text:p>
          </table:table-cell>
          <table:table-cell office:value-type="string" table:number-columns-spanned="1" table:number-rows-spanned="14" table:style-name="ce24">
            <text:p>V25.106</text:p>
          </table:table-cell>
          <table:table-cell office:value-type="string" table:number-columns-spanned="1" table:number-rows-spanned="14" table:style-name="ce24">
            <text:p>FY - 2025-2026</text:p>
          </table:table-cell>
          <table:table-cell office:value-type="string" table:number-columns-spanned="1" table:number-rows-spanned="14" table:style-name="ce24">
            <text:p>Timeout : 04:54</text:p>
          </table:table-cell>
          <table:table-cell office:value-type="string" table:number-columns-spanned="1" table:number-rows-spanned="14" table:style-name="ce24">
            <text:p>H</text:p>
          </table:table-cell>
          <table:table-cell office:value-type="string" table:number-columns-spanned="1" table:number-rows-spanned="14" table:style-name="ce24">
            <text:p><text:a xlink:href="http://comis.licindia.in/ncomis/phps/help_message.php?x=x&amp;pname=dvn_agnfreshag.php">http://comis.licindia.in/ncomis/phps/help_message.php?x=x&amp;pname=dvn_agnfreshag.php</text:a></text:p>
          </table:table-cell>
          <table:table-cell office:value-type="string" table:number-columns-spanned="2" table:number-rows-spanned="1" table:style-name="ce24">
            <text:p>SWARUP SAMADDAR</text:p>
          </table:table-cell>
          <table:covered-table-cell/>
          <table:table-cell office:value-type="string" table:number-columns-spanned="1" table:number-rows-spanned="14" table:style-name="ce24">
            <text:p>H</text:p>
          </table:table-cell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(Last Login 2025-05-27 17:29:59)</text:p>
          </table:table-cell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23"/>
          <table:covered-table-cell/>
          <table:covered-table-cell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5">
            <text:p>SWARUP SAMADDAR</text:p>
          </table:table-cell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23"/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AO, NABADWIP</text:p>
          </table:table-cell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23"/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23"/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23"/>
          <table:covered-table-cell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ole:</text:p>
          </table:table-cell>
          <table:table-cell office:value-type="string" table:style-name="ce2">
            <text:p>Branch User</text:p>
          </table:table-cell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Addl Role:</text:p>
          </table:table-cell>
          <table:table-cell office:value-type="string" table:style-name="ce2">
            <text:p>No additional roles</text:p>
          </table:table-cell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TC:</text:p>
          </table:table-cell>
          <table:table-cell office:value-type="string" table:style-name="ce2">
            <text:p>Not Allowed</text:p>
          </table:table-cell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2"/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style-name="ce2">
            <text:p>Logout</text:p>
          </table:table-cell>
          <table:covered-table-cell/>
          <table:table-cell table:number-columns-repeated="16372"/>
        </table:table-row>
        <table:table-row table:style-name="ro1">
          <table:table-cell table:number-columns-spanned="11" table:number-rows-spanned="1" table:style-name="ce23"/>
          <table:covered-table-cell table:number-columns-repeated="10"/>
          <table:table-cell table:style-name="ce2"/>
          <table:table-cell table:number-columns-repeated="16372"/>
        </table:table-row>
        <table:table-row table:style-name="ro1">
          <table:table-cell table:style-name="ce6"/>
          <table:table-cell table:style-name="ce7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8">
            <text:p>Agents Inactive During Current Month</text:p>
          </table:table-cell>
          <table:table-cell table:number-columns-repeated="16383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9">
            <text:p>Agnecy Code</text:p>
          </table:table-cell>
          <table:table-cell office:value-type="string" table:style-name="ce10">
            <text:p>Dev.Officer</text:p>
          </table:table-cell>
          <table:table-cell office:value-type="string" table:style-name="ce10">
            <text:p>Agnecy Name</text:p>
          </table:table-cell>
          <table:table-cell office:value-type="string" table:style-name="ce10">
            <text:p>Phone Number</text:p>
          </table:table-cell>
          <table:table-cell office:value-type="string" table:style-name="ce11">
            <text:p>Email</text:p>
          </table:table-cell>
          <table:table-cell table:number-columns-repeated="16379" table:style-name="ce1"/>
        </table:table-row>
        <table:table-row table:style-name="ro1">
          <table:table-cell office:value-type="float" office:value="18074015" table:style-name="ce12">
            <text:p>1807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BISWAJIT HALDER</text:p>
          </table:table-cell>
          <table:table-cell office:value-type="float" office:value="9064137678" table:style-name="ce15">
            <text:p>9064137678</text:p>
          </table:table-cell>
          <table:table-cell office:value-type="string" table:style-name="ce16">
            <text:p>biswajithaldar787613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084015" table:style-name="ce12">
            <text:p>1808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NEBADITA SARKAR</text:p>
          </table:table-cell>
          <table:table-cell office:value-type="float" office:value="8617898870" table:style-name="ce15">
            <text:p>8617898870</text:p>
          </table:table-cell>
          <table:table-cell office:value-type="string" table:style-name="ce16">
            <text:p>nebaditasarkar754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144015" table:style-name="ce12">
            <text:p>1814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TARAK SAHA</text:p>
          </table:table-cell>
          <table:table-cell office:value-type="float" office:value="8389832349" table:style-name="ce15">
            <text:p>8389832349</text:p>
          </table:table-cell>
          <table:table-cell office:value-type="string" table:style-name="ce16">
            <text:p>sahatarak922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154015" table:style-name="ce12">
            <text:p>1815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ANANDA MONDAL</text:p>
          </table:table-cell>
          <table:table-cell office:value-type="float" office:value="7908863861" table:style-name="ce15">
            <text:p>7908863861</text:p>
          </table:table-cell>
          <table:table-cell office:value-type="string" table:style-name="ce16">
            <text:p>mondalananda784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224015" table:style-name="ce12">
            <text:p>1822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SUDIPTA GHOSH</text:p>
          </table:table-cell>
          <table:table-cell office:value-type="float" office:value="8918904853" table:style-name="ce15">
            <text:p>8918904853</text:p>
          </table:table-cell>
          <table:table-cell office:value-type="string" table:style-name="ce16">
            <text:p>sudipata891890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234015" table:style-name="ce12">
            <text:p>1823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SOUMIK GANGULY</text:p>
          </table:table-cell>
          <table:table-cell office:value-type="float" office:value="9126101430" table:style-name="ce15">
            <text:p>9126101430</text:p>
          </table:table-cell>
          <table:table-cell office:value-type="string" table:style-name="ce16">
            <text:p>soumikganguly94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244015" table:style-name="ce12">
            <text:p>1824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MOUMITA GHOSH</text:p>
          </table:table-cell>
          <table:table-cell office:value-type="float" office:value="8617650826" table:style-name="ce15">
            <text:p>8617650826</text:p>
          </table:table-cell>
          <table:table-cell office:value-type="string" table:style-name="ce16">
            <text:p>mou832ghosh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18254015" table:style-name="ce12">
            <text:p>18254015</text:p>
          </table:table-cell>
          <table:table-cell office:value-type="float" office:value="302647" table:style-name="ce13">
            <text:p>302647</text:p>
          </table:table-cell>
          <table:table-cell office:value-type="string" table:style-name="ce14">
            <text:p>PAPRI DUTTA CHOWDHURY</text:p>
          </table:table-cell>
          <table:table-cell office:value-type="float" office:value="7407783453" table:style-name="ce15">
            <text:p>7407783453</text:p>
          </table:table-cell>
          <table:table-cell office:value-type="string" table:style-name="ce16">
            <text:p>papriduttachowdhury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84015" table:style-name="ce12">
            <text:p>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ANDHYA SAHA</text:p>
          </table:table-cell>
          <table:table-cell office:value-type="float" office:value="9732462403" table:style-name="ce15">
            <text:p>9732462403</text:p>
          </table:table-cell>
          <table:table-cell office:value-type="string" table:style-name="ce16">
            <text:p>sandhyasaha.46@gmail.com</text:p>
          </table:table-cell>
          <table:table-cell table:number-columns-repeated="16379" table:style-name="ce1"/>
        </table:table-row>
        <table:table-row table:style-name="ro1">
          <table:table-cell office:value-type="float" office:value="554015" table:style-name="ce12">
            <text:p>5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TAPAN KUMAR DEY</text:p>
          </table:table-cell>
          <table:table-cell office:value-type="float" office:value="9641879007" table:style-name="ce15">
            <text:p>9641879007</text:p>
          </table:table-cell>
          <table:table-cell office:value-type="string" table:style-name="ce16">
            <text:p>tapankumardey2017@gmail.com</text:p>
          </table:table-cell>
          <table:table-cell table:number-columns-repeated="16379"/>
        </table:table-row>
        <table:table-row table:style-name="ro1">
          <table:table-cell office:value-type="float" office:value="1984015" table:style-name="ce12">
            <text:p>19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NABIN KISHOR CHAKRABORTY</text:p>
          </table:table-cell>
          <table:table-cell office:value-type="float" office:value="9635211765" table:style-name="ce15">
            <text:p>9635211765</text:p>
          </table:table-cell>
          <table:table-cell office:value-type="string" table:style-name="ce16">
            <text:p>nabinnadia@gmail.com</text:p>
          </table:table-cell>
          <table:table-cell table:number-columns-repeated="16379"/>
        </table:table-row>
        <table:table-row table:style-name="ro1">
          <table:table-cell office:value-type="float" office:value="2054015" table:style-name="ce12">
            <text:p>20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RABINDRA NATH MONDAL</text:p>
          </table:table-cell>
          <table:table-cell office:value-type="float" office:value="9851385770" table:style-name="ce15">
            <text:p>9851385770</text:p>
          </table:table-cell>
          <table:table-cell office:value-type="string" table:style-name="ce16">
            <text:p>rabinmondal205@gmail.com</text:p>
          </table:table-cell>
          <table:table-cell table:number-columns-repeated="16379"/>
        </table:table-row>
        <table:table-row table:style-name="ro1">
          <table:table-cell office:value-type="float" office:value="2134015" table:style-name="ce12">
            <text:p>21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NABA KUMAR BISWAS</text:p>
          </table:table-cell>
          <table:table-cell office:value-type="float" office:value="9564859089" table:style-name="ce15">
            <text:p>9564859089</text:p>
          </table:table-cell>
          <table:table-cell office:value-type="string" table:style-name="ce16">
            <text:p>nabakumarbiswas321@gmail.com</text:p>
          </table:table-cell>
          <table:table-cell table:number-columns-repeated="16379"/>
        </table:table-row>
        <table:table-row table:style-name="ro1">
          <table:table-cell office:value-type="float" office:value="2144015" table:style-name="ce12">
            <text:p>214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AMBHUNATH BHATTACHARJEE</text:p>
          </table:table-cell>
          <table:table-cell office:value-type="float" office:value="9563392033" table:style-name="ce15">
            <text:p>9563392033</text:p>
          </table:table-cell>
          <table:table-cell office:value-type="string" table:style-name="ce16">
            <text:p>sambhunath197@gmail.com</text:p>
          </table:table-cell>
          <table:table-cell table:number-columns-repeated="16379"/>
        </table:table-row>
        <table:table-row table:style-name="ro1">
          <table:table-cell office:value-type="float" office:value="2334015" table:style-name="ce12">
            <text:p>23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PARTHA PRATIM MAJUMDER</text:p>
          </table:table-cell>
          <table:table-cell office:value-type="float" office:value="9378429785" table:style-name="ce15">
            <text:p>9378429785</text:p>
          </table:table-cell>
          <table:table-cell office:value-type="string" table:style-name="ce16">
            <text:p>parthapratimmazumder1977@gmail.com</text:p>
          </table:table-cell>
          <table:table-cell table:number-columns-repeated="16379"/>
        </table:table-row>
        <table:table-row table:style-name="ro1">
          <table:table-cell office:value-type="float" office:value="3684015" table:style-name="ce12">
            <text:p>36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RUPA BHATTACHARYYA</text:p>
          </table:table-cell>
          <table:table-cell office:value-type="float" office:value="9614930355" table:style-name="ce15">
            <text:p>9614930355</text:p>
          </table:table-cell>
          <table:table-cell office:value-type="string" table:style-name="ce16">
            <text:p>rupapritha@gmail.com</text:p>
          </table:table-cell>
          <table:table-cell table:number-columns-repeated="16379"/>
        </table:table-row>
        <table:table-row table:style-name="ro1">
          <table:table-cell office:value-type="float" office:value="4474015" table:style-name="ce12">
            <text:p>447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MIHIR KR DAS</text:p>
          </table:table-cell>
          <table:table-cell office:value-type="float" office:value="9775310439" table:style-name="ce15">
            <text:p>9775310439</text:p>
          </table:table-cell>
          <table:table-cell office:value-type="string" table:style-name="ce16">
            <text:p>mihirkumardas61@gmail.com</text:p>
          </table:table-cell>
          <table:table-cell table:number-columns-repeated="16379"/>
        </table:table-row>
        <table:table-row table:style-name="ro1">
          <table:table-cell office:value-type="float" office:value="4534015" table:style-name="ce12">
            <text:p>45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ATYAKI RANJAN SAHA</text:p>
          </table:table-cell>
          <table:table-cell office:value-type="float" office:value="9832228212" table:style-name="ce15">
            <text:p>9832228212</text:p>
          </table:table-cell>
          <table:table-cell office:value-type="string" table:style-name="ce16">
            <text:p>satyakiranjan212@gmail.com</text:p>
          </table:table-cell>
          <table:table-cell table:number-columns-repeated="16379"/>
        </table:table-row>
        <table:table-row table:style-name="ro1">
          <table:table-cell office:value-type="float" office:value="4654015" table:style-name="ce12">
            <text:p>46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BISWANATH DEY</text:p>
          </table:table-cell>
          <table:table-cell office:value-type="float" office:value="9475928727" table:style-name="ce15">
            <text:p>9475928727</text:p>
          </table:table-cell>
          <table:table-cell office:value-type="string" table:style-name="ce16">
            <text:p>bartika80@gmail.com</text:p>
          </table:table-cell>
          <table:table-cell table:number-columns-repeated="16379"/>
        </table:table-row>
        <table:table-row table:style-name="ro1">
          <table:table-cell office:value-type="float" office:value="4784015" table:style-name="ce12">
            <text:p>47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MINAKSHI BHOWMICK</text:p>
          </table:table-cell>
          <table:table-cell office:value-type="float" office:value="7074989363" table:style-name="ce15">
            <text:p>7074989363</text:p>
          </table:table-cell>
          <table:table-cell office:value-type="string" table:style-name="ce16">
            <text:p>minakshijishu@gmail.com</text:p>
          </table:table-cell>
          <table:table-cell table:number-columns-repeated="16379"/>
        </table:table-row>
        <table:table-row table:style-name="ro1">
          <table:table-cell office:value-type="float" office:value="5274015" table:style-name="ce12">
            <text:p>527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BHARAT CHANDRA ROY</text:p>
          </table:table-cell>
          <table:table-cell office:value-type="float" office:value="9732339622" table:style-name="ce15">
            <text:p>9732339622</text:p>
          </table:table-cell>
          <table:table-cell office:value-type="string" table:style-name="ce16">
            <text:p>roybc15@gmail</text:p>
          </table:table-cell>
          <table:table-cell table:number-columns-repeated="16379"/>
        </table:table-row>
        <table:table-row table:style-name="ro1">
          <table:table-cell office:value-type="float" office:value="5304015" table:style-name="ce12">
            <text:p>530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JAYANTA RUDRA</text:p>
          </table:table-cell>
          <table:table-cell office:value-type="float" office:value="9932026020" table:style-name="ce15">
            <text:p>9932026020</text:p>
          </table:table-cell>
          <table:table-cell office:value-type="string" table:style-name="ce16">
            <text:p>jayantarudra43@gmail.com</text:p>
          </table:table-cell>
          <table:table-cell table:number-columns-repeated="16379"/>
        </table:table-row>
        <table:table-row table:style-name="ro1">
          <table:table-cell office:value-type="float" office:value="5444015" table:style-name="ce12">
            <text:p>544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PROSANTA PODDER</text:p>
          </table:table-cell>
          <table:table-cell office:value-type="float" office:value="9733621449" table:style-name="ce15">
            <text:p>9733621449</text:p>
          </table:table-cell>
          <table:table-cell office:value-type="string" table:style-name="ce16">
            <text:p>podder.prosanta.544@gmail.com</text:p>
          </table:table-cell>
          <table:table-cell table:number-columns-repeated="16379"/>
        </table:table-row>
        <table:table-row table:style-name="ro1">
          <table:table-cell office:value-type="float" office:value="5584015" table:style-name="ce12">
            <text:p>55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AHADEB BISWAS</text:p>
          </table:table-cell>
          <table:table-cell office:value-type="float" office:value="9434451771" table:style-name="ce15">
            <text:p>9434451771</text:p>
          </table:table-cell>
          <table:table-cell office:value-type="string" table:style-name="ce16">
            <text:p>sahadeb558@gmail.com</text:p>
          </table:table-cell>
          <table:table-cell table:number-columns-repeated="16379"/>
        </table:table-row>
        <table:table-row table:style-name="ro1">
          <table:table-cell office:value-type="float" office:value="5624015" table:style-name="ce12">
            <text:p>562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JAGANNATH MONDAL</text:p>
          </table:table-cell>
          <table:table-cell office:value-type="float" office:value="9775073032" table:style-name="ce15">
            <text:p>9775073032</text:p>
          </table:table-cell>
          <table:table-cell office:value-type="string" table:style-name="ce16">
            <text:p>jagannathlic1962@gmail.com</text:p>
          </table:table-cell>
          <table:table-cell table:number-columns-repeated="16379"/>
        </table:table-row>
        <table:table-row table:style-name="ro1">
          <table:table-cell office:value-type="float" office:value="5854015" table:style-name="ce12">
            <text:p>58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HARIDAS HALDER</text:p>
          </table:table-cell>
          <table:table-cell office:value-type="float" office:value="9733681372" table:style-name="ce15">
            <text:p>9733681372</text:p>
          </table:table-cell>
          <table:table-cell office:value-type="string" table:style-name="ce16">
            <text:p>khan.sjit@gmail.com</text:p>
          </table:table-cell>
          <table:table-cell table:number-columns-repeated="16379"/>
        </table:table-row>
        <table:table-row table:style-name="ro1">
          <table:table-cell office:value-type="float" office:value="6174015" table:style-name="ce12">
            <text:p>617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TAPAS SEN</text:p>
          </table:table-cell>
          <table:table-cell office:value-type="float" office:value="9732217910" table:style-name="ce15">
            <text:p>9732217910</text:p>
          </table:table-cell>
          <table:table-cell office:value-type="string" table:style-name="ce16">
            <text:p>tapas.sen4015@gmail.com</text:p>
          </table:table-cell>
          <table:table-cell table:number-columns-repeated="16379"/>
        </table:table-row>
        <table:table-row table:style-name="ro1">
          <table:table-cell office:value-type="float" office:value="7024015" table:style-name="ce12">
            <text:p>702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DINESH DEBNATH</text:p>
          </table:table-cell>
          <table:table-cell office:value-type="float" office:value="9732415223" table:style-name="ce15">
            <text:p>9732415223</text:p>
          </table:table-cell>
          <table:table-cell office:value-type="string" table:style-name="ce16">
            <text:p>dineshdebnath.702@gmail.com</text:p>
          </table:table-cell>
          <table:table-cell table:number-columns-repeated="16379"/>
        </table:table-row>
        <table:table-row table:style-name="ro1">
          <table:table-cell office:value-type="float" office:value="7054015" table:style-name="ce12">
            <text:p>70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GOPA SHARMA</text:p>
          </table:table-cell>
          <table:table-cell office:value-type="float" office:value="9474793608" table:style-name="ce15">
            <text:p>9474793608</text:p>
          </table:table-cell>
          <table:table-cell office:value-type="string" table:style-name="ce16">
            <text:p>saha.g1002@gmail.com</text:p>
          </table:table-cell>
          <table:table-cell table:number-columns-repeated="16379"/>
        </table:table-row>
        <table:table-row table:style-name="ro1">
          <table:table-cell office:value-type="float" office:value="7094015" table:style-name="ce12">
            <text:p>709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BHUPAL CH. DAS</text:p>
          </table:table-cell>
          <table:table-cell office:value-type="float" office:value="9609690955" table:style-name="ce15">
            <text:p>9609690955</text:p>
          </table:table-cell>
          <table:table-cell office:value-type="string" table:style-name="ce16">
            <text:p>bhupaldas59@gmail.com</text:p>
          </table:table-cell>
          <table:table-cell table:number-columns-repeated="16379"/>
        </table:table-row>
        <table:table-row table:style-name="ro1">
          <table:table-cell office:value-type="float" office:value="7494015" table:style-name="ce12">
            <text:p>749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GOBINDA BISWAS</text:p>
          </table:table-cell>
          <table:table-cell office:value-type="float" office:value="9732563796" table:style-name="ce15">
            <text:p>9732563796</text:p>
          </table:table-cell>
          <table:table-cell office:value-type="string" table:style-name="ce16">
            <text:p>gobindabiswas10000@gmail.com</text:p>
          </table:table-cell>
          <table:table-cell table:number-columns-repeated="16379"/>
        </table:table-row>
        <table:table-row table:style-name="ro1">
          <table:table-cell office:value-type="float" office:value="7644015" table:style-name="ce12">
            <text:p>764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ASIS KUMAR DE</text:p>
          </table:table-cell>
          <table:table-cell office:value-type="float" office:value="9734791234" table:style-name="ce15">
            <text:p>9734791234</text:p>
          </table:table-cell>
          <table:table-cell office:value-type="string" table:style-name="ce16">
            <text:p>ashis.k.dey@gmail.com</text:p>
          </table:table-cell>
          <table:table-cell table:number-columns-repeated="16379"/>
        </table:table-row>
        <table:table-row table:style-name="ro1">
          <table:table-cell office:value-type="float" office:value="8304015" table:style-name="ce12">
            <text:p>830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PRASENJIT GHOSH</text:p>
          </table:table-cell>
          <table:table-cell office:value-type="float" office:value="9378249504" table:style-name="ce15">
            <text:p>9378249504</text:p>
          </table:table-cell>
          <table:table-cell office:value-type="string" table:style-name="ce16">
            <text:p>prasenjitghosh506@gmail.com</text:p>
          </table:table-cell>
          <table:table-cell table:number-columns-repeated="16379"/>
        </table:table-row>
        <table:table-row table:style-name="ro1">
          <table:table-cell office:value-type="float" office:value="8464015" table:style-name="ce12">
            <text:p>846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BIPLAB SAHA</text:p>
          </table:table-cell>
          <table:table-cell office:value-type="float" office:value="9332632021" table:style-name="ce15">
            <text:p>9332632021</text:p>
          </table:table-cell>
          <table:table-cell office:value-type="string" table:style-name="ce16">
            <text:p>biplabsaha370@gmail.com</text:p>
          </table:table-cell>
          <table:table-cell table:number-columns-repeated="16379"/>
        </table:table-row>
        <table:table-row table:style-name="ro1">
          <table:table-cell office:value-type="float" office:value="8654015" table:style-name="ce12">
            <text:p>86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ARUN KUMAR MUNSI</text:p>
          </table:table-cell>
          <table:table-cell office:value-type="float" office:value="9732376463" table:style-name="ce15">
            <text:p>9732376463</text:p>
          </table:table-cell>
          <table:table-cell office:value-type="string" table:style-name="ce16">
            <text:p>arunmunsi.865@gmail.com</text:p>
          </table:table-cell>
          <table:table-cell table:number-columns-repeated="16379"/>
        </table:table-row>
        <table:table-row table:style-name="ro1">
          <table:table-cell office:value-type="float" office:value="8774015" table:style-name="ce12">
            <text:p>877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RAMKRISHNA BIT</text:p>
          </table:table-cell>
          <table:table-cell office:value-type="float" office:value="9647170345" table:style-name="ce15">
            <text:p>9647170345</text:p>
          </table:table-cell>
          <table:table-cell office:value-type="string" table:style-name="ce16">
            <text:p>bitramkrishna@gmail.com</text:p>
          </table:table-cell>
          <table:table-cell table:number-columns-repeated="16379"/>
        </table:table-row>
        <table:table-row table:style-name="ro1">
          <table:table-cell office:value-type="float" office:value="8934015" table:style-name="ce12">
            <text:p>89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HEMANTA GHOSH</text:p>
          </table:table-cell>
          <table:table-cell office:value-type="float" office:value="9933576406" table:style-name="ce15">
            <text:p>9933576406</text:p>
          </table:table-cell>
          <table:table-cell office:value-type="string" table:style-name="ce16">
            <text:p>lichemanta1@gmail.com</text:p>
          </table:table-cell>
          <table:table-cell table:number-columns-repeated="16379"/>
        </table:table-row>
        <table:table-row table:style-name="ro1">
          <table:table-cell office:value-type="float" office:value="8984015" table:style-name="ce12">
            <text:p>898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HIBNARAYAN DEBNATH</text:p>
          </table:table-cell>
          <table:table-cell office:value-type="float" office:value="9333692519" table:style-name="ce15">
            <text:p>9333692519</text:p>
          </table:table-cell>
          <table:table-cell office:value-type="string" table:style-name="ce16">
            <text:p>sndebnath74@gmail.com</text:p>
          </table:table-cell>
          <table:table-cell table:number-columns-repeated="16379"/>
        </table:table-row>
        <table:table-row table:style-name="ro1">
          <table:table-cell office:value-type="float" office:value="9074015" table:style-name="ce12">
            <text:p>907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ASIMA CHAKRABORTY</text:p>
          </table:table-cell>
          <table:table-cell office:value-type="float" office:value="9378203973" table:style-name="ce15">
            <text:p>9378203973</text:p>
          </table:table-cell>
          <table:table-cell office:value-type="string" table:style-name="ce16">
            <text:p>asimachakraborty.46@gmail.com</text:p>
          </table:table-cell>
          <table:table-cell table:number-columns-repeated="16379"/>
        </table:table-row>
        <table:table-row table:style-name="ro1">
          <table:table-cell office:value-type="float" office:value="9504015" table:style-name="ce12">
            <text:p>950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RAFIK SEIKH</text:p>
          </table:table-cell>
          <table:table-cell office:value-type="float" office:value="8637807381" table:style-name="ce15">
            <text:p>8637807381</text:p>
          </table:table-cell>
          <table:table-cell office:value-type="string" table:style-name="ce16">
            <text:p>rafiklic@gmail.com</text:p>
          </table:table-cell>
          <table:table-cell table:number-columns-repeated="16379"/>
        </table:table-row>
        <table:table-row table:style-name="ro1">
          <table:table-cell office:value-type="float" office:value="11334015" table:style-name="ce12">
            <text:p>113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ASHIM KR SAHA</text:p>
          </table:table-cell>
          <table:table-cell office:value-type="float" office:value="8116199638" table:style-name="ce15">
            <text:p>8116199638</text:p>
          </table:table-cell>
          <table:table-cell office:value-type="string" table:style-name="ce16">
            <text:p>asims3143@gmail.com</text:p>
          </table:table-cell>
          <table:table-cell table:number-columns-repeated="16379"/>
        </table:table-row>
        <table:table-row table:style-name="ro1">
          <table:table-cell office:value-type="float" office:value="12194015" table:style-name="ce12">
            <text:p>1219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TARAK DEBNATH</text:p>
          </table:table-cell>
          <table:table-cell office:value-type="float" office:value="9733842520" table:style-name="ce15">
            <text:p>9733842520</text:p>
          </table:table-cell>
          <table:table-cell office:value-type="string" table:style-name="ce16">
            <text:p>nilimadebnath1@gmail.com</text:p>
          </table:table-cell>
          <table:table-cell table:number-columns-repeated="16379"/>
        </table:table-row>
        <table:table-row table:style-name="ro1">
          <table:table-cell office:value-type="float" office:value="12654015" table:style-name="ce12">
            <text:p>1265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RINKU ADHIKARY</text:p>
          </table:table-cell>
          <table:table-cell office:value-type="float" office:value="9775195756" table:style-name="ce15">
            <text:p>9775195756</text:p>
          </table:table-cell>
          <table:table-cell office:value-type="string" table:style-name="ce16">
            <text:p>babusaha1969nabadwip@gmail.com</text:p>
          </table:table-cell>
          <table:table-cell table:number-columns-repeated="16379"/>
        </table:table-row>
        <table:table-row table:style-name="ro1">
          <table:table-cell office:value-type="float" office:value="13034015" table:style-name="ce12">
            <text:p>130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DIPANKAR DEY</text:p>
          </table:table-cell>
          <table:table-cell office:value-type="float" office:value="8293653274" table:style-name="ce15">
            <text:p>8293653274</text:p>
          </table:table-cell>
          <table:table-cell office:value-type="string" table:style-name="ce16">
            <text:p>dipankardey723@gmail.com</text:p>
          </table:table-cell>
          <table:table-cell table:number-columns-repeated="16379"/>
        </table:table-row>
        <table:table-row table:style-name="ro1">
          <table:table-cell office:value-type="float" office:value="13344015" table:style-name="ce12">
            <text:p>1334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MRITYUNJOY GHOSH</text:p>
          </table:table-cell>
          <table:table-cell office:value-type="float" office:value="9732950029" table:style-name="ce15">
            <text:p>9732950029</text:p>
          </table:table-cell>
          <table:table-cell office:value-type="string" table:style-name="ce16">
            <text:p>mrityunjoyghosh.1334@gmail.com</text:p>
          </table:table-cell>
          <table:table-cell table:number-columns-repeated="16379"/>
        </table:table-row>
        <table:table-row table:style-name="ro1">
          <table:table-cell office:value-type="float" office:value="14534015" table:style-name="ce12">
            <text:p>1453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HYAMAL KUMAR MODAK</text:p>
          </table:table-cell>
          <table:table-cell office:value-type="float" office:value="7479235653" table:style-name="ce15">
            <text:p>7479235653</text:p>
          </table:table-cell>
          <table:table-cell office:value-type="string" table:style-name="ce16">
            <text:p>shyamalkumarmodak572@gmail.com</text:p>
          </table:table-cell>
          <table:table-cell table:number-columns-repeated="16379"/>
        </table:table-row>
        <table:table-row table:style-name="ro1">
          <table:table-cell office:value-type="float" office:value="15394015" table:style-name="ce12">
            <text:p>1539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MRIDUL KANTI BISWAS</text:p>
          </table:table-cell>
          <table:table-cell office:value-type="float" office:value="9932122244" table:style-name="ce15">
            <text:p>9932122244</text:p>
          </table:table-cell>
          <table:table-cell office:value-type="string" table:style-name="ce16">
            <text:p>mbiswas790@gmail.com</text:p>
          </table:table-cell>
          <table:table-cell table:number-columns-repeated="16379"/>
        </table:table-row>
        <table:table-row table:style-name="ro1">
          <table:table-cell office:value-type="float" office:value="15904015" table:style-name="ce12">
            <text:p>1590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USMITA GHOSH</text:p>
          </table:table-cell>
          <table:table-cell office:value-type="float" office:value="9674326947" table:style-name="ce15">
            <text:p>9674326947</text:p>
          </table:table-cell>
          <table:table-cell office:value-type="string" table:style-name="ce16">
            <text:p>g.susmita1975@gmail.com</text:p>
          </table:table-cell>
          <table:table-cell table:number-columns-repeated="16379"/>
        </table:table-row>
        <table:table-row table:style-name="ro1">
          <table:table-cell office:value-type="float" office:value="16964015" table:style-name="ce12">
            <text:p>1696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HILPI CHATTOPADHYAY</text:p>
          </table:table-cell>
          <table:table-cell office:value-type="float" office:value="9093431431" table:style-name="ce15">
            <text:p>9093431431</text:p>
          </table:table-cell>
          <table:table-cell office:value-type="string" table:style-name="ce16">
            <text:p>shilpichattopadhyay7@gmail.com</text:p>
          </table:table-cell>
          <table:table-cell table:number-columns-repeated="16379"/>
        </table:table-row>
        <table:table-row table:style-name="ro1">
          <table:table-cell office:value-type="float" office:value="18094015" table:style-name="ce12">
            <text:p>1809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GOUTAM MONDAL</text:p>
          </table:table-cell>
          <table:table-cell office:value-type="float" office:value="9153422700" table:style-name="ce15">
            <text:p>9153422700</text:p>
          </table:table-cell>
          <table:table-cell office:value-type="string" table:style-name="ce16">
            <text:p>goutammondal422700@gmail.com</text:p>
          </table:table-cell>
          <table:table-cell table:number-columns-repeated="16379"/>
        </table:table-row>
        <table:table-row table:style-name="ro1">
          <table:table-cell office:value-type="float" office:value="18214015" table:style-name="ce12">
            <text:p>1821401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ANINDYA DAS</text:p>
          </table:table-cell>
          <table:table-cell office:value-type="float" office:value="7001242394" table:style-name="ce15">
            <text:p>7001242394</text:p>
          </table:table-cell>
          <table:table-cell office:value-type="string" table:style-name="ce16">
            <text:p>anindyad694@gmail.com</text:p>
          </table:table-cell>
          <table:table-cell table:number-columns-repeated="16379"/>
        </table:table-row>
        <table:table-row table:style-name="ro1">
          <table:table-cell office:value-type="float" office:value="6084445" table:style-name="ce12">
            <text:p>608444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GOUR PRASAD CHOWDHURY</text:p>
          </table:table-cell>
          <table:table-cell office:value-type="float" office:value="7384614639" table:style-name="ce15">
            <text:p>7384614639</text:p>
          </table:table-cell>
          <table:table-cell office:value-type="string" table:style-name="ce16">
            <text:p>gourchow@gmail.com</text:p>
          </table:table-cell>
          <table:table-cell table:number-columns-repeated="16379"/>
        </table:table-row>
        <table:table-row table:style-name="ro1">
          <table:table-cell office:value-type="float" office:value="6486445" table:style-name="ce12">
            <text:p>648644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ATYA NARAYAN SEN</text:p>
          </table:table-cell>
          <table:table-cell office:value-type="float" office:value="9434452135" table:style-name="ce15">
            <text:p>9434452135</text:p>
          </table:table-cell>
          <table:table-cell office:value-type="string" table:style-name="ce16">
            <text:p>satyasen6486@gmail.com</text:p>
          </table:table-cell>
          <table:table-cell table:number-columns-repeated="16379"/>
        </table:table-row>
        <table:table-row table:style-name="ro1">
          <table:table-cell office:value-type="float" office:value="6565445" table:style-name="ce12">
            <text:p>656544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GOBINDA PRASAD CHOUDHURY</text:p>
          </table:table-cell>
          <table:table-cell office:value-type="float" office:value="9333214808" table:style-name="ce15">
            <text:p>9333214808</text:p>
          </table:table-cell>
          <table:table-cell office:value-type="string" table:style-name="ce16">
            <text:p>gobindaprasadchow@gmail.com</text:p>
          </table:table-cell>
          <table:table-cell table:number-columns-repeated="16379"/>
        </table:table-row>
        <table:table-row table:style-name="ro1">
          <table:table-cell office:value-type="float" office:value="6707445" table:style-name="ce12">
            <text:p>670744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PURNENDU NATH ROY</text:p>
          </table:table-cell>
          <table:table-cell office:value-type="float" office:value="8918044901" table:style-name="ce15">
            <text:p>8918044901</text:p>
          </table:table-cell>
          <table:table-cell office:value-type="string" table:style-name="ce16">
            <text:p>purnendunathroy50@gmail.com</text:p>
          </table:table-cell>
          <table:table-cell table:number-columns-repeated="16379"/>
        </table:table-row>
        <table:table-row table:style-name="ro1">
          <table:table-cell office:value-type="float" office:value="6755445" table:style-name="ce12">
            <text:p>6755445</text:p>
          </table:table-cell>
          <table:table-cell office:value-type="float" office:value="1377042" table:style-name="ce13">
            <text:p>1377042</text:p>
          </table:table-cell>
          <table:table-cell office:value-type="string" table:style-name="ce14">
            <text:p>SUDIPTA SAHA</text:p>
          </table:table-cell>
          <table:table-cell office:value-type="float" office:value="6295856192" table:style-name="ce15">
            <text:p>6295856192</text:p>
          </table:table-cell>
          <table:table-cell office:value-type="string" table:style-name="ce16">
            <text:p>sahasudipta6755@gmail.com</text:p>
          </table:table-cell>
          <table:table-cell table:number-columns-repeated="16379"/>
        </table:table-row>
        <table:table-row table:style-name="ro1">
          <table:table-cell office:value-type="float" office:value="1754015" table:style-name="ce12">
            <text:p>17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GOPAL DEBNATH</text:p>
          </table:table-cell>
          <table:table-cell office:value-type="float" office:value="9732542817" table:style-name="ce15">
            <text:p>9732542817</text:p>
          </table:table-cell>
          <table:table-cell office:value-type="string" table:style-name="ce16">
            <text:p>gdebnath642@gamil.com</text:p>
          </table:table-cell>
          <table:table-cell table:number-columns-repeated="16379"/>
        </table:table-row>
        <table:table-row table:style-name="ro1">
          <table:table-cell office:value-type="float" office:value="2354015" table:style-name="ce12">
            <text:p>23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BELA NANDY (BASU)</text:p>
          </table:table-cell>
          <table:table-cell office:value-type="float" office:value="8392007641" table:style-name="ce15">
            <text:p>8392007641</text:p>
          </table:table-cell>
          <table:table-cell office:value-type="string" table:style-name="ce16">
            <text:p>belanandybasu51@gmail.com</text:p>
          </table:table-cell>
          <table:table-cell table:number-columns-repeated="16379"/>
        </table:table-row>
        <table:table-row table:style-name="ro1">
          <table:table-cell office:value-type="float" office:value="2564015" table:style-name="ce12">
            <text:p>256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PARTHA PRATIM BHATTACHARYA</text:p>
          </table:table-cell>
          <table:table-cell office:value-type="float" office:value="9734000777" table:style-name="ce15">
            <text:p>9734000777</text:p>
          </table:table-cell>
          <table:table-cell office:value-type="string" table:style-name="ce16">
            <text:p>parthabhattacharya.256@gmail.com</text:p>
          </table:table-cell>
          <table:table-cell table:number-columns-repeated="16379"/>
        </table:table-row>
        <table:table-row table:style-name="ro1">
          <table:table-cell office:value-type="float" office:value="2884015" table:style-name="ce12">
            <text:p>28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UJIT DEBNATH</text:p>
          </table:table-cell>
          <table:table-cell office:value-type="float" office:value="9232691967" table:style-name="ce15">
            <text:p>9232691967</text:p>
          </table:table-cell>
          <table:table-cell office:value-type="string" table:style-name="ce16">
            <text:p>sujitdebnath2884015@gmail.com</text:p>
          </table:table-cell>
          <table:table-cell table:number-columns-repeated="16379"/>
        </table:table-row>
        <table:table-row table:style-name="ro1">
          <table:table-cell office:value-type="float" office:value="3194015" table:style-name="ce12">
            <text:p>319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RABINDRA NATH DAS</text:p>
          </table:table-cell>
          <table:table-cell office:value-type="float" office:value="9333163914" table:style-name="ce15">
            <text:p>9333163914</text:p>
          </table:table-cell>
          <table:table-cell office:value-type="string" table:style-name="ce16">
            <text:p>rabindranathlic@gmail.com</text:p>
          </table:table-cell>
          <table:table-cell table:number-columns-repeated="16379"/>
        </table:table-row>
        <table:table-row table:style-name="ro1">
          <table:table-cell office:value-type="float" office:value="4404015" table:style-name="ce12">
            <text:p>440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BARUN KR GHOSH</text:p>
          </table:table-cell>
          <table:table-cell office:value-type="float" office:value="8918197915" table:style-name="ce15">
            <text:p>8918197915</text:p>
          </table:table-cell>
          <table:table-cell office:value-type="string" table:style-name="ce16">
            <text:p>barunghosh220@gmail.com</text:p>
          </table:table-cell>
          <table:table-cell table:number-columns-repeated="16379"/>
        </table:table-row>
        <table:table-row table:style-name="ro1">
          <table:table-cell office:value-type="float" office:value="4454015" table:style-name="ce12">
            <text:p>44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BINOY KRISHNA BARMAN</text:p>
          </table:table-cell>
          <table:table-cell office:value-type="float" office:value="9474608346" table:style-name="ce15">
            <text:p>9474608346</text:p>
          </table:table-cell>
          <table:table-cell office:value-type="string" table:style-name="ce16">
            <text:p>binoykrishna110@gmail.com</text:p>
          </table:table-cell>
          <table:table-cell table:number-columns-repeated="16379"/>
        </table:table-row>
        <table:table-row table:style-name="ro1">
          <table:table-cell office:value-type="float" office:value="6644015" table:style-name="ce12">
            <text:p>664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NJIT KUMAR DAS</text:p>
          </table:table-cell>
          <table:table-cell office:value-type="float" office:value="9749953673" table:style-name="ce15">
            <text:p>9749953673</text:p>
          </table:table-cell>
          <table:table-cell office:value-type="string" table:style-name="ce16">
            <text:p>sanjitkumardas76@gmail.com</text:p>
          </table:table-cell>
          <table:table-cell table:number-columns-repeated="16379"/>
        </table:table-row>
        <table:table-row table:style-name="ro1">
          <table:table-cell office:value-type="float" office:value="7464015" table:style-name="ce12">
            <text:p>746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DIPAK KUMAR GHOSH</text:p>
          </table:table-cell>
          <table:table-cell office:value-type="float" office:value="9333373305" table:style-name="ce15">
            <text:p>9333373305</text:p>
          </table:table-cell>
          <table:table-cell office:value-type="string" table:style-name="ce16">
            <text:p>kumardipak746@gmail.com</text:p>
          </table:table-cell>
          <table:table-cell table:number-columns-repeated="16379"/>
        </table:table-row>
        <table:table-row table:style-name="ro1">
          <table:table-cell office:value-type="float" office:value="7584015" table:style-name="ce12">
            <text:p>75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NKAR DEBNATH</text:p>
          </table:table-cell>
          <table:table-cell office:value-type="float" office:value="7407834610" table:style-name="ce15">
            <text:p>7407834610</text:p>
          </table:table-cell>
          <table:table-cell office:value-type="string" table:style-name="ce16">
            <text:p>sankarlic4015@gmail.com</text:p>
          </table:table-cell>
          <table:table-cell table:number-columns-repeated="16379"/>
        </table:table-row>
        <table:table-row table:style-name="ro1">
          <table:table-cell office:value-type="float" office:value="7814015" table:style-name="ce12">
            <text:p>781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PHANI BHUSAN DEBNATH</text:p>
          </table:table-cell>
          <table:table-cell office:value-type="float" office:value="9733709255" table:style-name="ce15">
            <text:p>9733709255</text:p>
          </table:table-cell>
          <table:table-cell office:value-type="string" table:style-name="ce16">
            <text:p>phanibhusan555@gmail.com</text:p>
          </table:table-cell>
          <table:table-cell table:number-columns-repeated="16379"/>
        </table:table-row>
        <table:table-row table:style-name="ro1">
          <table:table-cell office:value-type="float" office:value="7964015" table:style-name="ce12">
            <text:p>796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UROJIT GHOSH</text:p>
          </table:table-cell>
          <table:table-cell office:value-type="float" office:value="7501992112" table:style-name="ce15">
            <text:p>7501992112</text:p>
          </table:table-cell>
          <table:table-cell office:value-type="string" table:style-name="ce16">
            <text:p>surojitghosh20151@gmail.com</text:p>
          </table:table-cell>
          <table:table-cell table:number-columns-repeated="16379"/>
        </table:table-row>
        <table:table-row table:style-name="ro1">
          <table:table-cell office:value-type="float" office:value="8064015" table:style-name="ce12">
            <text:p>806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ARUNAVA CHATTERJEE</text:p>
          </table:table-cell>
          <table:table-cell office:value-type="float" office:value="8001300091" table:style-name="ce15">
            <text:p>8001300091</text:p>
          </table:table-cell>
          <table:table-cell office:value-type="string" table:style-name="ce16">
            <text:p>arunavachatterjee501@gmail.com</text:p>
          </table:table-cell>
          <table:table-cell table:number-columns-repeated="16379"/>
        </table:table-row>
        <table:table-row table:style-name="ro1">
          <table:table-cell office:value-type="float" office:value="8514015" table:style-name="ce12">
            <text:p>851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BIKASH DEBNATH</text:p>
          </table:table-cell>
          <table:table-cell office:value-type="float" office:value="8918812725" table:style-name="ce15">
            <text:p>8918812725</text:p>
          </table:table-cell>
          <table:table-cell office:value-type="string" table:style-name="ce16">
            <text:p>bikash8514015@gmail.com</text:p>
          </table:table-cell>
          <table:table-cell table:number-columns-repeated="16379"/>
        </table:table-row>
        <table:table-row table:style-name="ro1">
          <table:table-cell office:value-type="float" office:value="8894015" table:style-name="ce12">
            <text:p>889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NJOY HALDAR</text:p>
          </table:table-cell>
          <table:table-cell office:value-type="float" office:value="9153629880" table:style-name="ce15">
            <text:p>9153629880</text:p>
          </table:table-cell>
          <table:table-cell office:value-type="string" table:style-name="ce16">
            <text:p>sanjoyhaldar1900@gmail.com</text:p>
          </table:table-cell>
          <table:table-cell table:number-columns-repeated="16379"/>
        </table:table-row>
        <table:table-row table:style-name="ro1">
          <table:table-cell office:value-type="float" office:value="9394015" table:style-name="ce12">
            <text:p>939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UJIT SAHA</text:p>
          </table:table-cell>
          <table:table-cell office:value-type="float" office:value="9333876722" table:style-name="ce15">
            <text:p>9333876722</text:p>
          </table:table-cell>
          <table:table-cell office:value-type="string" table:style-name="ce16">
            <text:p>sujitlic364@gmail.com</text:p>
          </table:table-cell>
          <table:table-cell table:number-columns-repeated="16379"/>
        </table:table-row>
        <table:table-row table:style-name="ro1">
          <table:table-cell office:value-type="float" office:value="9914015" table:style-name="ce12">
            <text:p>991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JHULAN GHOSH</text:p>
          </table:table-cell>
          <table:table-cell office:value-type="float" office:value="9851229684" table:style-name="ce15">
            <text:p>9851229684</text:p>
          </table:table-cell>
          <table:table-cell office:value-type="string" table:style-name="ce16">
            <text:p>ghoshjhulan95@gmail.com</text:p>
          </table:table-cell>
          <table:table-cell table:number-columns-repeated="16379"/>
        </table:table-row>
        <table:table-row table:style-name="ro1">
          <table:table-cell office:value-type="float" office:value="10184015" table:style-name="ce12">
            <text:p>101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GIRIDHARI ROY</text:p>
          </table:table-cell>
          <table:table-cell office:value-type="float" office:value="9932056499" table:style-name="ce15">
            <text:p>9932056499</text:p>
          </table:table-cell>
          <table:table-cell office:value-type="string" table:style-name="ce16">
            <text:p>roygiridhari1981@gmail.com</text:p>
          </table:table-cell>
          <table:table-cell table:number-columns-repeated="16379"/>
        </table:table-row>
        <table:table-row table:style-name="ro1">
          <table:table-cell office:value-type="float" office:value="10424015" table:style-name="ce12">
            <text:p>1042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MIR KR BISWAS</text:p>
          </table:table-cell>
          <table:table-cell office:value-type="float" office:value="8967603102" table:style-name="ce15">
            <text:p>8967603102</text:p>
          </table:table-cell>
          <table:table-cell office:value-type="string" table:style-name="ce16">
            <text:p>samirbiswas868@gmail.com</text:p>
          </table:table-cell>
          <table:table-cell table:number-columns-repeated="16379"/>
        </table:table-row>
        <table:table-row table:style-name="ro1">
          <table:table-cell office:value-type="float" office:value="10814015" table:style-name="ce12">
            <text:p>1081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GOUR CHANDRA GHOSH</text:p>
          </table:table-cell>
          <table:table-cell office:value-type="float" office:value="9064693683" table:style-name="ce15">
            <text:p>9064693683</text:p>
          </table:table-cell>
          <table:table-cell office:value-type="string" table:style-name="ce16">
            <text:p>gourcghosh62@gmail.com</text:p>
          </table:table-cell>
          <table:table-cell table:number-columns-repeated="16379"/>
        </table:table-row>
        <table:table-row table:style-name="ro1">
          <table:table-cell office:value-type="float" office:value="12164015" table:style-name="ce12">
            <text:p>1216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NJIB DAS</text:p>
          </table:table-cell>
          <table:table-cell office:value-type="float" office:value="8637076418" table:style-name="ce15">
            <text:p>8637076418</text:p>
          </table:table-cell>
          <table:table-cell office:value-type="string" table:style-name="ce16">
            <text:p>1986sanjibdas@gmail.com</text:p>
          </table:table-cell>
          <table:table-cell table:number-columns-repeated="16379"/>
        </table:table-row>
        <table:table-row table:style-name="ro1">
          <table:table-cell office:value-type="float" office:value="12484015" table:style-name="ce12">
            <text:p>124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KALIPADA GHOSH</text:p>
          </table:table-cell>
          <table:table-cell office:value-type="float" office:value="9474791898" table:style-name="ce15">
            <text:p>9474791898</text:p>
          </table:table-cell>
          <table:table-cell office:value-type="string" table:style-name="ce16">
            <text:p>kalipada1248@gmail.com</text:p>
          </table:table-cell>
          <table:table-cell table:number-columns-repeated="16379"/>
        </table:table-row>
        <table:table-row table:style-name="ro1">
          <table:table-cell office:value-type="float" office:value="12544015" table:style-name="ce12">
            <text:p>1254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OMNATH SINGHA ROY</text:p>
          </table:table-cell>
          <table:table-cell office:value-type="float" office:value="9732551069" table:style-name="ce15">
            <text:p>9732551069</text:p>
          </table:table-cell>
          <table:table-cell office:value-type="string" table:style-name="ce16">
            <text:p>somnathsingharoy1979@gmail.com</text:p>
          </table:table-cell>
          <table:table-cell table:number-columns-repeated="16379"/>
        </table:table-row>
        <table:table-row table:style-name="ro1">
          <table:table-cell office:value-type="float" office:value="12884015" table:style-name="ce12">
            <text:p>128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MADHAB PAUL</text:p>
          </table:table-cell>
          <table:table-cell office:value-type="float" office:value="9932962180" table:style-name="ce15">
            <text:p>9932962180</text:p>
          </table:table-cell>
          <table:table-cell office:value-type="string" table:style-name="ce16">
            <text:p>gourgopal2006@gmail.com</text:p>
          </table:table-cell>
          <table:table-cell table:number-columns-repeated="16379"/>
        </table:table-row>
        <table:table-row table:style-name="ro1">
          <table:table-cell office:value-type="float" office:value="14814015" table:style-name="ce12">
            <text:p>1481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REHAN SK</text:p>
          </table:table-cell>
          <table:table-cell office:value-type="float" office:value="8967538769" table:style-name="ce15">
            <text:p>8967538769</text:p>
          </table:table-cell>
          <table:table-cell office:value-type="string" table:style-name="ce16">
            <text:p>rehansk17091993@gmail.com</text:p>
          </table:table-cell>
          <table:table-cell table:number-columns-repeated="16379"/>
        </table:table-row>
        <table:table-row table:style-name="ro1">
          <table:table-cell office:value-type="float" office:value="16454015" table:style-name="ce12">
            <text:p>164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BINOY KUMAR SAHA</text:p>
          </table:table-cell>
          <table:table-cell office:value-type="float" office:value="9734921620" table:style-name="ce15">
            <text:p>9734921620</text:p>
          </table:table-cell>
          <table:table-cell office:value-type="string" table:style-name="ce16">
            <text:p>binoysahaofficial@gmail.com</text:p>
          </table:table-cell>
          <table:table-cell table:number-columns-repeated="16379"/>
        </table:table-row>
        <table:table-row table:style-name="ro1">
          <table:table-cell office:value-type="float" office:value="16524015" table:style-name="ce12">
            <text:p>1652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MAMATA ROY</text:p>
          </table:table-cell>
          <table:table-cell office:value-type="float" office:value="7908823491" table:style-name="ce15">
            <text:p>7908823491</text:p>
          </table:table-cell>
          <table:table-cell office:value-type="string" table:style-name="ce16">
            <text:p>sahilsantanu2004@gmail.com</text:p>
          </table:table-cell>
          <table:table-cell table:number-columns-repeated="16379"/>
        </table:table-row>
        <table:table-row table:style-name="ro1">
          <table:table-cell office:value-type="float" office:value="16784015" table:style-name="ce12">
            <text:p>1678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DIPAK PAL</text:p>
          </table:table-cell>
          <table:table-cell office:value-type="float" office:value="8670068740" table:style-name="ce15">
            <text:p>8670068740</text:p>
          </table:table-cell>
          <table:table-cell office:value-type="string" table:style-name="ce16">
            <text:p>paldipak002@gmail.com</text:p>
          </table:table-cell>
          <table:table-cell table:number-columns-repeated="16379"/>
        </table:table-row>
        <table:table-row table:style-name="ro1">
          <table:table-cell office:value-type="float" office:value="16934015" table:style-name="ce12">
            <text:p>1693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RUPA BARMAN</text:p>
          </table:table-cell>
          <table:table-cell office:value-type="float" office:value="6297915464" table:style-name="ce15">
            <text:p>6297915464</text:p>
          </table:table-cell>
          <table:table-cell office:value-type="string" table:style-name="ce16">
            <text:p>rupabarman2024@gmail.com</text:p>
          </table:table-cell>
          <table:table-cell table:number-columns-repeated="16379"/>
        </table:table-row>
        <table:table-row table:style-name="ro1">
          <table:table-cell office:value-type="float" office:value="17224015" table:style-name="ce12">
            <text:p>1722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ASIT DATTA</text:p>
          </table:table-cell>
          <table:table-cell office:value-type="float" office:value="9002035243" table:style-name="ce15">
            <text:p>9002035243</text:p>
          </table:table-cell>
          <table:table-cell office:value-type="string" table:style-name="ce16">
            <text:p>asitdutta949@gmail.com</text:p>
          </table:table-cell>
          <table:table-cell table:number-columns-repeated="16379"/>
        </table:table-row>
        <table:table-row table:style-name="ro1">
          <table:table-cell office:value-type="float" office:value="17844015" table:style-name="ce12">
            <text:p>1784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HOUVIK SARKAR</text:p>
          </table:table-cell>
          <table:table-cell office:value-type="float" office:value="7501271530" table:style-name="ce15">
            <text:p>7501271530</text:p>
          </table:table-cell>
          <table:table-cell office:value-type="string" table:style-name="ce16">
            <text:p>sarkarshouvik951@gmail.com</text:p>
          </table:table-cell>
          <table:table-cell table:number-columns-repeated="16379"/>
        </table:table-row>
        <table:table-row table:style-name="ro1">
          <table:table-cell office:value-type="float" office:value="17854015" table:style-name="ce12">
            <text:p>178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TARUN KUMAR BISWAS</text:p>
          </table:table-cell>
          <table:table-cell office:value-type="float" office:value="9733829599" table:style-name="ce15">
            <text:p>9733829599</text:p>
          </table:table-cell>
          <table:table-cell office:value-type="string" table:style-name="ce16">
            <text:p>tarun0076.in@gmail.com</text:p>
          </table:table-cell>
          <table:table-cell table:number-columns-repeated="16379"/>
        </table:table-row>
        <table:table-row table:style-name="ro1">
          <table:table-cell office:value-type="float" office:value="18124015" table:style-name="ce12">
            <text:p>1812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ONALI DUTTA SARKAR</text:p>
          </table:table-cell>
          <table:table-cell office:value-type="float" office:value="8017227513" table:style-name="ce15">
            <text:p>8017227513</text:p>
          </table:table-cell>
          <table:table-cell office:value-type="string" table:style-name="ce16">
            <text:p>dutta.sonali.d1988@gmail.com</text:p>
          </table:table-cell>
          <table:table-cell table:number-columns-repeated="16379"/>
        </table:table-row>
        <table:table-row table:style-name="ro1">
          <table:table-cell office:value-type="float" office:value="18174015" table:style-name="ce12">
            <text:p>1817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ANTOSH DAS</text:p>
          </table:table-cell>
          <table:table-cell office:value-type="float" office:value="9641045874" table:style-name="ce15">
            <text:p>9641045874</text:p>
          </table:table-cell>
          <table:table-cell office:value-type="string" table:style-name="ce16">
            <text:p>dassantos254@gmail.com</text:p>
          </table:table-cell>
          <table:table-cell table:number-columns-repeated="16379"/>
        </table:table-row>
        <table:table-row table:style-name="ro1">
          <table:table-cell office:value-type="float" office:value="18354015" table:style-name="ce12">
            <text:p>1835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SHAMPA SAHA</text:p>
          </table:table-cell>
          <table:table-cell office:value-type="float" office:value="9083031508" table:style-name="ce15">
            <text:p>9083031508</text:p>
          </table:table-cell>
          <table:table-cell office:value-type="string" table:style-name="ce16">
            <text:p>saha0079@gmail.com</text:p>
          </table:table-cell>
          <table:table-cell table:number-columns-repeated="16379"/>
        </table:table-row>
        <table:table-row table:style-name="ro1">
          <table:table-cell office:value-type="float" office:value="18534015" table:style-name="ce12">
            <text:p>1853401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MOUMITA SINHA ROY</text:p>
          </table:table-cell>
          <table:table-cell office:value-type="float" office:value="9775670551" table:style-name="ce15">
            <text:p>9775670551</text:p>
          </table:table-cell>
          <table:table-cell office:value-type="string" table:style-name="ce16">
            <text:p>moumitasinharoy200@gmail.com</text:p>
          </table:table-cell>
          <table:table-cell table:number-columns-repeated="16379"/>
        </table:table-row>
        <table:table-row table:style-name="ro1">
          <table:table-cell office:value-type="float" office:value="6298445" table:style-name="ce12">
            <text:p>629844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GOUTAM KR. DAS</text:p>
          </table:table-cell>
          <table:table-cell office:value-type="float" office:value="9547548154" table:style-name="ce15">
            <text:p>9547548154</text:p>
          </table:table-cell>
          <table:table-cell office:value-type="string" table:style-name="ce16">
            <text:p>buddhadas20@gmail.com</text:p>
          </table:table-cell>
          <table:table-cell table:number-columns-repeated="16379"/>
        </table:table-row>
        <table:table-row table:style-name="ro1">
          <table:table-cell office:value-type="float" office:value="6816445" table:style-name="ce12">
            <text:p>6816445</text:p>
          </table:table-cell>
          <table:table-cell office:value-type="float" office:value="1385042" table:style-name="ce13">
            <text:p>1385042</text:p>
          </table:table-cell>
          <table:table-cell office:value-type="string" table:style-name="ce14">
            <text:p>NIRMAL CH. DEBNATH</text:p>
          </table:table-cell>
          <table:table-cell office:value-type="float" office:value="9749463394" table:style-name="ce15">
            <text:p>9749463394</text:p>
          </table:table-cell>
          <table:table-cell office:value-type="string" table:style-name="ce16">
            <text:p>nirmal.irda@gmail.com</text:p>
          </table:table-cell>
          <table:table-cell table:number-columns-repeated="16379"/>
        </table:table-row>
        <table:table-row table:style-name="ro1">
          <table:table-cell office:value-type="float" office:value="1774015" table:style-name="ce12">
            <text:p>177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BIPLAB DAS</text:p>
          </table:table-cell>
          <table:table-cell office:value-type="float" office:value="9046751505" table:style-name="ce15">
            <text:p>9046751505</text:p>
          </table:table-cell>
          <table:table-cell office:value-type="string" table:style-name="ce16">
            <text:p>biplabdas410265@gmail.com</text:p>
          </table:table-cell>
          <table:table-cell table:number-columns-repeated="16379"/>
        </table:table-row>
        <table:table-row table:style-name="ro1">
          <table:table-cell office:value-type="float" office:value="4704015" table:style-name="ce12">
            <text:p>470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SAMIR KUMAR BISWAS</text:p>
          </table:table-cell>
          <table:table-cell office:value-type="float" office:value="7407329458" table:style-name="ce15">
            <text:p>7407329458</text:p>
          </table:table-cell>
          <table:table-cell office:value-type="string" table:style-name="ce16">
            <text:p>samir.biswas008@gmail.com</text:p>
          </table:table-cell>
          <table:table-cell table:number-columns-repeated="16379"/>
        </table:table-row>
        <table:table-row table:style-name="ro1">
          <table:table-cell office:value-type="float" office:value="5134015" table:style-name="ce12">
            <text:p>513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HARIPADA DEBNATH</text:p>
          </table:table-cell>
          <table:table-cell office:value-type="float" office:value="8927906845" table:style-name="ce15">
            <text:p>8927906845</text:p>
          </table:table-cell>
          <table:table-cell office:value-type="string" table:style-name="ce16">
            <text:p>debnathhp54@gmail.com</text:p>
          </table:table-cell>
          <table:table-cell table:number-columns-repeated="16379"/>
        </table:table-row>
        <table:table-row table:style-name="ro1">
          <table:table-cell office:value-type="float" office:value="5334015" table:style-name="ce12">
            <text:p>533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BHASKAR CHAKRABORTY</text:p>
          </table:table-cell>
          <table:table-cell office:value-type="float" office:value="9378077761" table:style-name="ce15">
            <text:p>9378077761</text:p>
          </table:table-cell>
          <table:table-cell office:value-type="string" table:style-name="ce16">
            <text:p>bhaskar_chakraborty533@yahoo.com</text:p>
          </table:table-cell>
          <table:table-cell table:number-columns-repeated="16379"/>
        </table:table-row>
        <table:table-row table:style-name="ro1">
          <table:table-cell office:value-type="float" office:value="6534015" table:style-name="ce12">
            <text:p>653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BIDYUT CHANDRA DAS</text:p>
          </table:table-cell>
          <table:table-cell office:value-type="float" office:value="8927124044" table:style-name="ce15">
            <text:p>8927124044</text:p>
          </table:table-cell>
          <table:table-cell office:value-type="string" table:style-name="ce16">
            <text:p>bidyut1774@gmail.com</text:p>
          </table:table-cell>
          <table:table-cell table:number-columns-repeated="16379"/>
        </table:table-row>
        <table:table-row table:style-name="ro1">
          <table:table-cell office:value-type="float" office:value="7064015" table:style-name="ce12">
            <text:p>706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DEB KUMAR KUNDU</text:p>
          </table:table-cell>
          <table:table-cell office:value-type="float" office:value="9933617165" table:style-name="ce15">
            <text:p>9933617165</text:p>
          </table:table-cell>
          <table:table-cell office:value-type="string" table:style-name="ce16">
            <text:p>debkundu706@gmail.com</text:p>
          </table:table-cell>
          <table:table-cell table:number-columns-repeated="16379"/>
        </table:table-row>
        <table:table-row table:style-name="ro1">
          <table:table-cell office:value-type="float" office:value="8724015" table:style-name="ce12">
            <text:p>872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SHYAMALENDU SARMA</text:p>
          </table:table-cell>
          <table:table-cell office:value-type="float" office:value="7872566033" table:style-name="ce15">
            <text:p>7872566033</text:p>
          </table:table-cell>
          <table:table-cell office:value-type="string" table:style-name="ce16">
            <text:p>shyamalendu34@gmail.com</text:p>
          </table:table-cell>
          <table:table-cell table:number-columns-repeated="16379"/>
        </table:table-row>
        <table:table-row table:style-name="ro1">
          <table:table-cell office:value-type="float" office:value="9014015" table:style-name="ce12">
            <text:p>901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BISWAJIT ADHIKARY</text:p>
          </table:table-cell>
          <table:table-cell office:value-type="float" office:value="9800764980" table:style-name="ce15">
            <text:p>9800764980</text:p>
          </table:table-cell>
          <table:table-cell office:value-type="string" table:style-name="ce16">
            <text:p>biswajitadhikary.80@rediffmail.com</text:p>
          </table:table-cell>
          <table:table-cell table:number-columns-repeated="16379"/>
        </table:table-row>
        <table:table-row table:style-name="ro1">
          <table:table-cell office:value-type="float" office:value="11004015" table:style-name="ce12">
            <text:p>1100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BIPLAB KR SAHA</text:p>
          </table:table-cell>
          <table:table-cell office:value-type="float" office:value="9434504629" table:style-name="ce15">
            <text:p>9434504629</text:p>
          </table:table-cell>
          <table:table-cell office:value-type="string" table:style-name="ce16">
            <text:p>biplab1100@yahoo.in</text:p>
          </table:table-cell>
          <table:table-cell table:number-columns-repeated="16379"/>
        </table:table-row>
        <table:table-row table:style-name="ro1">
          <table:table-cell office:value-type="float" office:value="13504015" table:style-name="ce12">
            <text:p>1350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SUBHANKAR DEBNATH</text:p>
          </table:table-cell>
          <table:table-cell office:value-type="float" office:value="9333301892" table:style-name="ce15">
            <text:p>9333301892</text:p>
          </table:table-cell>
          <table:table-cell office:value-type="string" table:style-name="ce16">
            <text:p>subhankardebnath506@gmail.com</text:p>
          </table:table-cell>
          <table:table-cell table:number-columns-repeated="16379"/>
        </table:table-row>
        <table:table-row table:style-name="ro1">
          <table:table-cell office:value-type="float" office:value="13754015" table:style-name="ce12">
            <text:p>1375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RAKESH KUNDU</text:p>
          </table:table-cell>
          <table:table-cell office:value-type="float" office:value="7699286617" table:style-name="ce15">
            <text:p>7699286617</text:p>
          </table:table-cell>
          <table:table-cell office:value-type="string" table:style-name="ce16">
            <text:p>rakesh.kundu2011@gmail.com</text:p>
          </table:table-cell>
          <table:table-cell table:number-columns-repeated="16379"/>
        </table:table-row>
        <table:table-row table:style-name="ro1">
          <table:table-cell office:value-type="float" office:value="13834015" table:style-name="ce12">
            <text:p>1383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SAMIR GARAI</text:p>
          </table:table-cell>
          <table:table-cell office:value-type="float" office:value="9933895589" table:style-name="ce15">
            <text:p>9933895589</text:p>
          </table:table-cell>
          <table:table-cell office:value-type="string" table:style-name="ce16">
            <text:p>samir.garai1@gmail.com</text:p>
          </table:table-cell>
          <table:table-cell table:number-columns-repeated="16379"/>
        </table:table-row>
        <table:table-row table:style-name="ro1">
          <table:table-cell office:value-type="float" office:value="14114015" table:style-name="ce12">
            <text:p>1411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RADHARANI BANERJEE GHOSH</text:p>
          </table:table-cell>
          <table:table-cell office:value-type="float" office:value="8640015282" table:style-name="ce15">
            <text:p>8640015282</text:p>
          </table:table-cell>
          <table:table-cell office:value-type="string" table:style-name="ce16">
            <text:p>radhabestinlic@gmail.com</text:p>
          </table:table-cell>
          <table:table-cell table:number-columns-repeated="16379"/>
        </table:table-row>
        <table:table-row table:style-name="ro1">
          <table:table-cell office:value-type="float" office:value="14234015" table:style-name="ce12">
            <text:p>1423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MUKUL CHANDRA DAS</text:p>
          </table:table-cell>
          <table:table-cell office:value-type="float" office:value="8926311928" table:style-name="ce15">
            <text:p>8926311928</text:p>
          </table:table-cell>
          <table:table-cell office:value-type="string" table:style-name="ce16">
            <text:p>das.chandan872@gmail.com</text:p>
          </table:table-cell>
          <table:table-cell table:number-columns-repeated="16379"/>
        </table:table-row>
        <table:table-row table:style-name="ro1">
          <table:table-cell office:value-type="float" office:value="15054015" table:style-name="ce12">
            <text:p>1505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PRALAY BAGCHI</text:p>
          </table:table-cell>
          <table:table-cell office:value-type="float" office:value="9775160154" table:style-name="ce15">
            <text:p>9775160154</text:p>
          </table:table-cell>
          <table:table-cell office:value-type="string" table:style-name="ce16">
            <text:p>bagchipralay042@gmail.com</text:p>
          </table:table-cell>
          <table:table-cell table:number-columns-repeated="16379"/>
        </table:table-row>
        <table:table-row table:style-name="ro1">
          <table:table-cell office:value-type="float" office:value="15314015" table:style-name="ce12">
            <text:p>1531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SOMASREE ADHIKARY</text:p>
          </table:table-cell>
          <table:table-cell office:value-type="float" office:value="9593340449" table:style-name="ce15">
            <text:p>9593340449</text:p>
          </table:table-cell>
          <table:table-cell office:value-type="string" table:style-name="ce16">
            <text:p>gulubithi09876@gmail.com</text:p>
          </table:table-cell>
          <table:table-cell table:number-columns-repeated="16379"/>
        </table:table-row>
        <table:table-row table:style-name="ro1">
          <table:table-cell office:value-type="float" office:value="15864015" table:style-name="ce12">
            <text:p>1586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KISHORE DAS</text:p>
          </table:table-cell>
          <table:table-cell office:value-type="float" office:value="9153922404" table:style-name="ce15">
            <text:p>9153922404</text:p>
          </table:table-cell>
          <table:table-cell office:value-type="string" table:style-name="ce16">
            <text:p>daskishore15@gmail.com</text:p>
          </table:table-cell>
          <table:table-cell table:number-columns-repeated="16379"/>
        </table:table-row>
        <table:table-row table:style-name="ro1">
          <table:table-cell office:value-type="float" office:value="16864015" table:style-name="ce12">
            <text:p>1686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RATAN MONDAL</text:p>
          </table:table-cell>
          <table:table-cell office:value-type="float" office:value="7001466538" table:style-name="ce15">
            <text:p>7001466538</text:p>
          </table:table-cell>
          <table:table-cell office:value-type="string" table:style-name="ce16">
            <text:p>ratanmondal84@gmail.com</text:p>
          </table:table-cell>
          <table:table-cell table:number-columns-repeated="16379"/>
        </table:table-row>
        <table:table-row table:style-name="ro1">
          <table:table-cell office:value-type="float" office:value="18384015" table:style-name="ce12">
            <text:p>1838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DEBJANI GHOSH</text:p>
          </table:table-cell>
          <table:table-cell office:value-type="float" office:value="9531576865" table:style-name="ce15">
            <text:p>9531576865</text:p>
          </table:table-cell>
          <table:table-cell office:value-type="string" table:style-name="ce16">
            <text:p>kalyanghosh7679@gmail.com</text:p>
          </table:table-cell>
          <table:table-cell table:number-columns-repeated="16379"/>
        </table:table-row>
        <table:table-row table:style-name="ro1">
          <table:table-cell office:value-type="float" office:value="18394015" table:style-name="ce12">
            <text:p>1839401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MEM BARMAN</text:p>
          </table:table-cell>
          <table:table-cell office:value-type="float" office:value="9832909764" table:style-name="ce15">
            <text:p>9832909764</text:p>
          </table:table-cell>
          <table:table-cell office:value-type="string" table:style-name="ce16">
            <text:p>membarman05@gmail.com</text:p>
          </table:table-cell>
          <table:table-cell table:number-columns-repeated="16379"/>
        </table:table-row>
        <table:table-row table:style-name="ro1">
          <table:table-cell office:value-type="float" office:value="5092445" table:style-name="ce12">
            <text:p>5092445</text:p>
          </table:table-cell>
          <table:table-cell office:value-type="float" office:value="1392042" table:style-name="ce13">
            <text:p>1392042</text:p>
          </table:table-cell>
          <table:table-cell office:value-type="string" table:style-name="ce14">
            <text:p>MANJU RANI SAHA</text:p>
          </table:table-cell>
          <table:table-cell office:value-type="float" office:value="0" table:style-name="ce15">
            <text:p>0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34015" table:style-name="ce12">
            <text:p>3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UJAN CHANDRA BANDYOPADHYAY</text:p>
          </table:table-cell>
          <table:table-cell office:value-type="float" office:value="9233290064" table:style-name="ce15">
            <text:p>9233290064</text:p>
          </table:table-cell>
          <table:table-cell office:value-type="string" table:style-name="ce16">
            <text:p>sujanbanerjee246@gmail.com</text:p>
          </table:table-cell>
          <table:table-cell table:number-columns-repeated="16379"/>
        </table:table-row>
        <table:table-row table:style-name="ro1">
          <table:table-cell office:value-type="float" office:value="1784015" table:style-name="ce12">
            <text:p>178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NITAI CHANDRA BAIDYA</text:p>
          </table:table-cell>
          <table:table-cell office:value-type="float" office:value="9800069209" table:style-name="ce15">
            <text:p>9800069209</text:p>
          </table:table-cell>
          <table:table-cell office:value-type="string" table:style-name="ce16">
            <text:p>baidyanitai852@gmail.com</text:p>
          </table:table-cell>
          <table:table-cell table:number-columns-repeated="16379"/>
        </table:table-row>
        <table:table-row table:style-name="ro1">
          <table:table-cell office:value-type="float" office:value="5024015" table:style-name="ce12">
            <text:p>50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ANKAR KUMAR SAHA</text:p>
          </table:table-cell>
          <table:table-cell office:value-type="float" office:value="9749007247" table:style-name="ce15">
            <text:p>9749007247</text:p>
          </table:table-cell>
          <table:table-cell office:value-type="string" table:style-name="ce16">
            <text:p>sankarkumarsaha8@gmail.com</text:p>
          </table:table-cell>
          <table:table-cell table:number-columns-repeated="16379"/>
        </table:table-row>
        <table:table-row table:style-name="ro1">
          <table:table-cell office:value-type="float" office:value="6874015" table:style-name="ce12">
            <text:p>687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RAMMOHAN CHAKRABARTY</text:p>
          </table:table-cell>
          <table:table-cell office:value-type="float" office:value="9732506460" table:style-name="ce15">
            <text:p>9732506460</text:p>
          </table:table-cell>
          <table:table-cell office:value-type="string" table:style-name="ce16">
            <text:p>rammohannabadwip@gmail.com</text:p>
          </table:table-cell>
          <table:table-cell table:number-columns-repeated="16379"/>
        </table:table-row>
        <table:table-row table:style-name="ro1">
          <table:table-cell office:value-type="float" office:value="9034015" table:style-name="ce12">
            <text:p>903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RINKU DAS</text:p>
          </table:table-cell>
          <table:table-cell office:value-type="float" office:value="9647548653" table:style-name="ce15">
            <text:p>9647548653</text:p>
          </table:table-cell>
          <table:table-cell office:value-type="string" table:style-name="ce16">
            <text:p>rinkudas903@gmail.com</text:p>
          </table:table-cell>
          <table:table-cell table:number-columns-repeated="16379"/>
        </table:table-row>
        <table:table-row table:style-name="ro1">
          <table:table-cell office:value-type="float" office:value="9344015" table:style-name="ce12">
            <text:p>934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UDHANYA HALDER</text:p>
          </table:table-cell>
          <table:table-cell office:value-type="float" office:value="9232586600" table:style-name="ce15">
            <text:p>9232586600</text:p>
          </table:table-cell>
          <table:table-cell office:value-type="string" table:style-name="ce16">
            <text:p>sudhanya934@gmail.com</text:p>
          </table:table-cell>
          <table:table-cell table:number-columns-repeated="16379"/>
        </table:table-row>
        <table:table-row table:style-name="ro1">
          <table:table-cell office:value-type="float" office:value="11974015" table:style-name="ce12">
            <text:p>1197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DILIP KANJILAL</text:p>
          </table:table-cell>
          <table:table-cell office:value-type="float" office:value="9800169891" table:style-name="ce15">
            <text:p>9800169891</text:p>
          </table:table-cell>
          <table:table-cell office:value-type="string" table:style-name="ce16">
            <text:p>dilip.kanjilal9@gmail.com</text:p>
          </table:table-cell>
          <table:table-cell table:number-columns-repeated="16379"/>
        </table:table-row>
        <table:table-row table:style-name="ro1">
          <table:table-cell office:value-type="float" office:value="12324015" table:style-name="ce12">
            <text:p>123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DONA SAHA DHANI</text:p>
          </table:table-cell>
          <table:table-cell office:value-type="float" office:value="9832149832" table:style-name="ce15">
            <text:p>9832149832</text:p>
          </table:table-cell>
          <table:table-cell office:value-type="string" table:style-name="ce16">
            <text:p>donasahadhani1980@gmail.com</text:p>
          </table:table-cell>
          <table:table-cell table:number-columns-repeated="16379"/>
        </table:table-row>
        <table:table-row table:style-name="ro1">
          <table:table-cell office:value-type="float" office:value="12514015" table:style-name="ce12">
            <text:p>1251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RAJU GHOSH</text:p>
          </table:table-cell>
          <table:table-cell office:value-type="float" office:value="8926581268" table:style-name="ce15">
            <text:p>8926581268</text:p>
          </table:table-cell>
          <table:table-cell office:value-type="string" table:style-name="ce16">
            <text:p>ghoshr872@gmail.com</text:p>
          </table:table-cell>
          <table:table-cell table:number-columns-repeated="16379"/>
        </table:table-row>
        <table:table-row table:style-name="ro1">
          <table:table-cell office:value-type="float" office:value="12684015" table:style-name="ce12">
            <text:p>1268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HARI GOPAL SAHA</text:p>
          </table:table-cell>
          <table:table-cell office:value-type="float" office:value="9775238502" table:style-name="ce15">
            <text:p>9775238502</text:p>
          </table:table-cell>
          <table:table-cell office:value-type="string" table:style-name="ce16">
            <text:p>harigopalsaha1268@gmail.com</text:p>
          </table:table-cell>
          <table:table-cell table:number-columns-repeated="16379"/>
        </table:table-row>
        <table:table-row table:style-name="ro1">
          <table:table-cell office:value-type="float" office:value="12824015" table:style-name="ce12">
            <text:p>128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OMA SAHA</text:p>
          </table:table-cell>
          <table:table-cell office:value-type="float" office:value="9641399094" table:style-name="ce15">
            <text:p>9641399094</text:p>
          </table:table-cell>
          <table:table-cell office:value-type="string" table:style-name="ce16">
            <text:p>somasaha5147@gmail.com</text:p>
          </table:table-cell>
          <table:table-cell table:number-columns-repeated="16379"/>
        </table:table-row>
        <table:table-row table:style-name="ro1">
          <table:table-cell office:value-type="float" office:value="12994015" table:style-name="ce12">
            <text:p>1299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BINOY BHATTACHARJEE</text:p>
          </table:table-cell>
          <table:table-cell office:value-type="float" office:value="8145450883" table:style-name="ce15">
            <text:p>8145450883</text:p>
          </table:table-cell>
          <table:table-cell office:value-type="string" table:style-name="ce16">
            <text:p>bhattacharjeebinoy22@gmail.com</text:p>
          </table:table-cell>
          <table:table-cell table:number-columns-repeated="16379"/>
        </table:table-row>
        <table:table-row table:style-name="ro1">
          <table:table-cell office:value-type="float" office:value="14194015" table:style-name="ce12">
            <text:p>1419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BIJAN CHANDRA SAHA</text:p>
          </table:table-cell>
          <table:table-cell office:value-type="float" office:value="9433563415" table:style-name="ce15">
            <text:p>9433563415</text:p>
          </table:table-cell>
          <table:table-cell office:value-type="string" table:style-name="ce16">
            <text:p>licbijanchandrasaha@gmail.com</text:p>
          </table:table-cell>
          <table:table-cell table:number-columns-repeated="16379"/>
        </table:table-row>
        <table:table-row table:style-name="ro1">
          <table:table-cell office:value-type="float" office:value="14264015" table:style-name="ce12">
            <text:p>1426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DEBOBRATA DEBNATH</text:p>
          </table:table-cell>
          <table:table-cell office:value-type="float" office:value="7384402610" table:style-name="ce15">
            <text:p>7384402610</text:p>
          </table:table-cell>
          <table:table-cell office:value-type="string" table:style-name="ce16">
            <text:p>licdebobratadebnath@gmail.com</text:p>
          </table:table-cell>
          <table:table-cell table:number-columns-repeated="16379"/>
        </table:table-row>
        <table:table-row table:style-name="ro1">
          <table:table-cell office:value-type="float" office:value="14314015" table:style-name="ce12">
            <text:p>1431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TAPAS PAL</text:p>
          </table:table-cell>
          <table:table-cell office:value-type="float" office:value="9378173318" table:style-name="ce15">
            <text:p>9378173318</text:p>
          </table:table-cell>
          <table:table-cell office:value-type="string" table:style-name="ce16">
            <text:p>tapaspal1431@gmail.com</text:p>
          </table:table-cell>
          <table:table-cell table:number-columns-repeated="16379"/>
        </table:table-row>
        <table:table-row table:style-name="ro1">
          <table:table-cell office:value-type="float" office:value="15304015" table:style-name="ce12">
            <text:p>1530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RUMA BISWAS</text:p>
          </table:table-cell>
          <table:table-cell office:value-type="float" office:value="9775048246" table:style-name="ce15">
            <text:p>9775048246</text:p>
          </table:table-cell>
          <table:table-cell office:value-type="string" table:style-name="ce16">
            <text:p>sankarbiswasbciobmayapur@gmail.com</text:p>
          </table:table-cell>
          <table:table-cell table:number-columns-repeated="16379"/>
        </table:table-row>
        <table:table-row table:style-name="ro1">
          <table:table-cell office:value-type="float" office:value="16124015" table:style-name="ce12">
            <text:p>161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PROSENJIT GOSWAMI</text:p>
          </table:table-cell>
          <table:table-cell office:value-type="float" office:value="9734821820" table:style-name="ce15">
            <text:p>9734821820</text:p>
          </table:table-cell>
          <table:table-cell office:value-type="string" table:style-name="ce16">
            <text:p>prosenjit1997goswami@gmail.com</text:p>
          </table:table-cell>
          <table:table-cell table:number-columns-repeated="16379"/>
        </table:table-row>
        <table:table-row table:style-name="ro1">
          <table:table-cell office:value-type="float" office:value="16604015" table:style-name="ce12">
            <text:p>1660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CHANCHAL GHOSH</text:p>
          </table:table-cell>
          <table:table-cell office:value-type="float" office:value="9903631685" table:style-name="ce15">
            <text:p>9903631685</text:p>
          </table:table-cell>
          <table:table-cell office:value-type="string" table:style-name="ce16">
            <text:p>licichanchal82@gmail.com</text:p>
          </table:table-cell>
          <table:table-cell table:number-columns-repeated="16379"/>
        </table:table-row>
        <table:table-row table:style-name="ro1">
          <table:table-cell office:value-type="float" office:value="17624015" table:style-name="ce12">
            <text:p>176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OMENATH SAHA</text:p>
          </table:table-cell>
          <table:table-cell office:value-type="float" office:value="9563970844" table:style-name="ce15">
            <text:p>9563970844</text:p>
          </table:table-cell>
          <table:table-cell office:value-type="string" table:style-name="ce16">
            <text:p>contact.som.saha@gmail.com</text:p>
          </table:table-cell>
          <table:table-cell table:number-columns-repeated="16379"/>
        </table:table-row>
        <table:table-row table:style-name="ro1">
          <table:table-cell office:value-type="float" office:value="17744015" table:style-name="ce12">
            <text:p>1774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PIEW CHAKRABARTY</text:p>
          </table:table-cell>
          <table:table-cell office:value-type="float" office:value="8851382566" table:style-name="ce15">
            <text:p>8851382566</text:p>
          </table:table-cell>
          <table:table-cell office:value-type="string" table:style-name="ce16">
            <text:p>tax.amitava@gmail.com</text:p>
          </table:table-cell>
          <table:table-cell table:number-columns-repeated="16379"/>
        </table:table-row>
        <table:table-row table:style-name="ro1">
          <table:table-cell office:value-type="float" office:value="17984015" table:style-name="ce12">
            <text:p>1798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AGAR BARMAN</text:p>
          </table:table-cell>
          <table:table-cell office:value-type="float" office:value="8617609400" table:style-name="ce15">
            <text:p>8617609400</text:p>
          </table:table-cell>
          <table:table-cell office:value-type="string" table:style-name="ce16">
            <text:p>sagarbarman226@gmail.com</text:p>
          </table:table-cell>
          <table:table-cell table:number-columns-repeated="16379"/>
        </table:table-row>
        <table:table-row table:style-name="ro1">
          <table:table-cell office:value-type="float" office:value="18314015" table:style-name="ce12">
            <text:p>1831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PIYALI MUKHERJEE</text:p>
          </table:table-cell>
          <table:table-cell office:value-type="float" office:value="8609906418" table:style-name="ce15">
            <text:p>8609906418</text:p>
          </table:table-cell>
          <table:table-cell office:value-type="string" table:style-name="ce16">
            <text:p>piyalimukh03@gmail.com</text:p>
          </table:table-cell>
          <table:table-cell table:number-columns-repeated="16379"/>
        </table:table-row>
        <table:table-row table:style-name="ro1">
          <table:table-cell office:value-type="float" office:value="18324015" table:style-name="ce12">
            <text:p>1832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HOVAN DAS</text:p>
          </table:table-cell>
          <table:table-cell office:value-type="float" office:value="9064630491" table:style-name="ce15">
            <text:p>9064630491</text:p>
          </table:table-cell>
          <table:table-cell office:value-type="string" table:style-name="ce16">
            <text:p>shovan9064@gmail.com</text:p>
          </table:table-cell>
          <table:table-cell table:number-columns-repeated="16379"/>
        </table:table-row>
        <table:table-row table:style-name="ro1">
          <table:table-cell office:value-type="float" office:value="18374015" table:style-name="ce12">
            <text:p>1837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JHUMA BASAK</text:p>
          </table:table-cell>
          <table:table-cell office:value-type="float" office:value="6295590184" table:style-name="ce15">
            <text:p>6295590184</text:p>
          </table:table-cell>
          <table:table-cell office:value-type="string" table:style-name="ce16">
            <text:p>jhumabasak6295@gmail.com</text:p>
          </table:table-cell>
          <table:table-cell table:number-columns-repeated="16379"/>
        </table:table-row>
        <table:table-row table:style-name="ro1">
          <table:table-cell office:value-type="float" office:value="18464015" table:style-name="ce12">
            <text:p>1846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WARNALATA DEBNATH</text:p>
          </table:table-cell>
          <table:table-cell office:value-type="float" office:value="9564029116" table:style-name="ce15">
            <text:p>9564029116</text:p>
          </table:table-cell>
          <table:table-cell office:value-type="string" table:style-name="ce16">
            <text:p>TINADEBNATH020@GMAIL.COM</text:p>
          </table:table-cell>
          <table:table-cell table:number-columns-repeated="16379"/>
        </table:table-row>
        <table:table-row table:style-name="ro1">
          <table:table-cell office:value-type="float" office:value="18504015" table:style-name="ce12">
            <text:p>1850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TINKU BHOWMICK</text:p>
          </table:table-cell>
          <table:table-cell office:value-type="float" office:value="9332141842" table:style-name="ce15">
            <text:p>9332141842</text:p>
          </table:table-cell>
          <table:table-cell office:value-type="string" table:style-name="ce16">
            <text:p>hbhowmick74@gmail.com</text:p>
          </table:table-cell>
          <table:table-cell table:number-columns-repeated="16379"/>
        </table:table-row>
        <table:table-row table:style-name="ro1">
          <table:table-cell office:value-type="float" office:value="18584015" table:style-name="ce12">
            <text:p>1858401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MITA SAHA</text:p>
          </table:table-cell>
          <table:table-cell office:value-type="float" office:value="9830703957" table:style-name="ce15">
            <text:p>9830703957</text:p>
          </table:table-cell>
          <table:table-cell office:value-type="string" table:style-name="ce16">
            <text:p>mmksaha2023@gmail.com</text:p>
          </table:table-cell>
          <table:table-cell table:number-columns-repeated="16379"/>
        </table:table-row>
        <table:table-row table:style-name="ro1">
          <table:table-cell office:value-type="float" office:value="5997445" table:style-name="ce12">
            <text:p>5997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WARUPA BAG</text:p>
          </table:table-cell>
          <table:table-cell office:value-type="float" office:value="7478274873" table:style-name="ce15">
            <text:p>7478274873</text:p>
          </table:table-cell>
          <table:table-cell office:value-type="string" table:style-name="ce16">
            <text:p>sbag05997@rediffmail.com</text:p>
          </table:table-cell>
          <table:table-cell table:number-columns-repeated="16379"/>
        </table:table-row>
        <table:table-row table:style-name="ro1">
          <table:table-cell office:value-type="float" office:value="6020445" table:style-name="ce12">
            <text:p>6020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MINA DEBNATH (SAHA)</text:p>
          </table:table-cell>
          <table:table-cell office:value-type="float" office:value="7797416571" table:style-name="ce15">
            <text:p>7797416571</text:p>
          </table:table-cell>
          <table:table-cell office:value-type="string" table:style-name="ce16">
            <text:p>mina.debnath007@gmail.com</text:p>
          </table:table-cell>
          <table:table-cell table:number-columns-repeated="16379"/>
        </table:table-row>
        <table:table-row table:style-name="ro1">
          <table:table-cell office:value-type="float" office:value="6213445" table:style-name="ce12">
            <text:p>6213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BASUDEV SAHA</text:p>
          </table:table-cell>
          <table:table-cell office:value-type="float" office:value="9932912720" table:style-name="ce15">
            <text:p>9932912720</text:p>
          </table:table-cell>
          <table:table-cell office:value-type="string" table:style-name="ce16">
            <text:p>bslic2018@gmail.com</text:p>
          </table:table-cell>
          <table:table-cell table:number-columns-repeated="16379"/>
        </table:table-row>
        <table:table-row table:style-name="ro1">
          <table:table-cell office:value-type="float" office:value="6406445" table:style-name="ce12">
            <text:p>6406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JYOTSNA PAL</text:p>
          </table:table-cell>
          <table:table-cell office:value-type="float" office:value="9332252678" table:style-name="ce15">
            <text:p>9332252678</text:p>
          </table:table-cell>
          <table:table-cell office:value-type="string" table:style-name="ce16">
            <text:p>jyotsnapal05@gmail.com</text:p>
          </table:table-cell>
          <table:table-cell table:number-columns-repeated="16379"/>
        </table:table-row>
        <table:table-row table:style-name="ro1">
          <table:table-cell office:value-type="float" office:value="6589445" table:style-name="ce12">
            <text:p>6589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MANASI GHOSH</text:p>
          </table:table-cell>
          <table:table-cell office:value-type="float" office:value="9333222162" table:style-name="ce15">
            <text:p>9333222162</text:p>
          </table:table-cell>
          <table:table-cell office:value-type="string" table:style-name="ce16">
            <text:p>ghoshmanasi38@gmail.com</text:p>
          </table:table-cell>
          <table:table-cell table:number-columns-repeated="16379"/>
        </table:table-row>
        <table:table-row table:style-name="ro1">
          <table:table-cell office:value-type="float" office:value="6628445" table:style-name="ce12">
            <text:p>6628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UJIT NANDY</text:p>
          </table:table-cell>
          <table:table-cell office:value-type="float" office:value="9732461587" table:style-name="ce15">
            <text:p>9732461587</text:p>
          </table:table-cell>
          <table:table-cell office:value-type="string" table:style-name="ce16">
            <text:p>sujitnandy.naba@gmail.com</text:p>
          </table:table-cell>
          <table:table-cell table:number-columns-repeated="16379"/>
        </table:table-row>
        <table:table-row table:style-name="ro1">
          <table:table-cell office:value-type="float" office:value="6771445" table:style-name="ce12">
            <text:p>6771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RAJIB KR SAHA</text:p>
          </table:table-cell>
          <table:table-cell office:value-type="float" office:value="8918101757" table:style-name="ce15">
            <text:p>8918101757</text:p>
          </table:table-cell>
          <table:table-cell office:value-type="string" table:style-name="ce16">
            <text:p>deboshrisahadutta@gmail.com</text:p>
          </table:table-cell>
          <table:table-cell table:number-columns-repeated="16379"/>
        </table:table-row>
        <table:table-row table:style-name="ro1">
          <table:table-cell office:value-type="float" office:value="10380445" table:style-name="ce12">
            <text:p>10380445</text:p>
          </table:table-cell>
          <table:table-cell office:value-type="float" office:value="1395042" table:style-name="ce13">
            <text:p>1395042</text:p>
          </table:table-cell>
          <table:table-cell office:value-type="string" table:style-name="ce14">
            <text:p>SHIPRA BISWAS MANDAL</text:p>
          </table:table-cell>
          <table:table-cell office:value-type="float" office:value="9933783701" table:style-name="ce15">
            <text:p>9933783701</text:p>
          </table:table-cell>
          <table:table-cell office:value-type="string" table:style-name="ce16">
            <text:p>shipragp78@gmail.com</text:p>
          </table:table-cell>
          <table:table-cell table:number-columns-repeated="16379"/>
        </table:table-row>
        <table:table-row table:style-name="ro1">
          <table:table-cell office:value-type="float" office:value="714015" table:style-name="ce12">
            <text:p>71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BIPLAB BHATTACHARYA</text:p>
          </table:table-cell>
          <table:table-cell office:value-type="float" office:value="9732281827" table:style-name="ce15">
            <text:p>9732281827</text:p>
          </table:table-cell>
          <table:table-cell office:value-type="string" table:style-name="ce16">
            <text:p>bbhattacharya714015@gmail.com</text:p>
          </table:table-cell>
          <table:table-cell table:number-columns-repeated="16379"/>
        </table:table-row>
        <table:table-row table:style-name="ro1">
          <table:table-cell office:value-type="float" office:value="3614015" table:style-name="ce12">
            <text:p>361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PRAFULLA KUMAR DAS</text:p>
          </table:table-cell>
          <table:table-cell office:value-type="float" office:value="9153605566" table:style-name="ce15">
            <text:p>9153605566</text:p>
          </table:table-cell>
          <table:table-cell office:value-type="string" table:style-name="ce16">
            <text:p>pkdas361@yahoo.com</text:p>
          </table:table-cell>
          <table:table-cell table:number-columns-repeated="16379"/>
        </table:table-row>
        <table:table-row table:style-name="ro1">
          <table:table-cell office:value-type="float" office:value="5934015" table:style-name="ce12">
            <text:p>593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ALIMUDDIN SAHIKH</text:p>
          </table:table-cell>
          <table:table-cell office:value-type="float" office:value="9002064354" table:style-name="ce15">
            <text:p>9002064354</text:p>
          </table:table-cell>
          <table:table-cell office:value-type="string" table:style-name="ce16">
            <text:p>alimuddinshaikh6@gmail.com</text:p>
          </table:table-cell>
          <table:table-cell table:number-columns-repeated="16379"/>
        </table:table-row>
        <table:table-row table:style-name="ro1">
          <table:table-cell office:value-type="float" office:value="6074015" table:style-name="ce12">
            <text:p>607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BISWAJIT ROY</text:p>
          </table:table-cell>
          <table:table-cell office:value-type="float" office:value="9733879593" table:style-name="ce15">
            <text:p>9733879593</text:p>
          </table:table-cell>
          <table:table-cell office:value-type="string" table:style-name="ce16">
            <text:p>biswajitlic607@gmail.com</text:p>
          </table:table-cell>
          <table:table-cell table:number-columns-repeated="16379"/>
        </table:table-row>
        <table:table-row table:style-name="ro1">
          <table:table-cell office:value-type="float" office:value="6594015" table:style-name="ce12">
            <text:p>659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GANESH CHANDRA SADHUKHAN</text:p>
          </table:table-cell>
          <table:table-cell office:value-type="float" office:value="9475236312" table:style-name="ce15">
            <text:p>9475236312</text:p>
          </table:table-cell>
          <table:table-cell office:value-type="string" table:style-name="ce16">
            <text:p>gcsadhu@gmail.com</text:p>
          </table:table-cell>
          <table:table-cell table:number-columns-repeated="16379"/>
        </table:table-row>
        <table:table-row table:style-name="ro1">
          <table:table-cell office:value-type="float" office:value="7624015" table:style-name="ce12">
            <text:p>762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NABA KUMAR KAR</text:p>
          </table:table-cell>
          <table:table-cell office:value-type="float" office:value="9735723147" table:style-name="ce15">
            <text:p>9735723147</text:p>
          </table:table-cell>
          <table:table-cell office:value-type="string" table:style-name="ce16">
            <text:p>nabakar1973@rediffmail.com</text:p>
          </table:table-cell>
          <table:table-cell table:number-columns-repeated="16379"/>
        </table:table-row>
        <table:table-row table:style-name="ro1">
          <table:table-cell office:value-type="float" office:value="7854015" table:style-name="ce12">
            <text:p>785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GOBINDA SAHA</text:p>
          </table:table-cell>
          <table:table-cell office:value-type="float" office:value="9333306687" table:style-name="ce15">
            <text:p>9333306687</text:p>
          </table:table-cell>
          <table:table-cell office:value-type="string" table:style-name="ce16">
            <text:p>gobinda150@gmail.com</text:p>
          </table:table-cell>
          <table:table-cell table:number-columns-repeated="16379"/>
        </table:table-row>
        <table:table-row table:style-name="ro1">
          <table:table-cell office:value-type="float" office:value="8154015" table:style-name="ce12">
            <text:p>815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BIJAN KUMAR DEBNATH</text:p>
          </table:table-cell>
          <table:table-cell office:value-type="float" office:value="9232753309" table:style-name="ce15">
            <text:p>9232753309</text:p>
          </table:table-cell>
          <table:table-cell office:value-type="string" table:style-name="ce16">
            <text:p>bijan.debnath815@gmail.com</text:p>
          </table:table-cell>
          <table:table-cell table:number-columns-repeated="16379"/>
        </table:table-row>
        <table:table-row table:style-name="ro1">
          <table:table-cell office:value-type="float" office:value="8454015" table:style-name="ce12">
            <text:p>845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BAPPA DAS</text:p>
          </table:table-cell>
          <table:table-cell office:value-type="float" office:value="9333669470" table:style-name="ce15">
            <text:p>9333669470</text:p>
          </table:table-cell>
          <table:table-cell office:value-type="string" table:style-name="ce16">
            <text:p>bappadas198@gmail.com</text:p>
          </table:table-cell>
          <table:table-cell table:number-columns-repeated="16379"/>
        </table:table-row>
        <table:table-row table:style-name="ro1">
          <table:table-cell office:value-type="float" office:value="13724015" table:style-name="ce12">
            <text:p>1372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PARTHASARATHI PAL</text:p>
          </table:table-cell>
          <table:table-cell office:value-type="float" office:value="8609732440" table:style-name="ce15">
            <text:p>8609732440</text:p>
          </table:table-cell>
          <table:table-cell office:value-type="string" table:style-name="ce16">
            <text:p>pspallic59@yahoo.com</text:p>
          </table:table-cell>
          <table:table-cell table:number-columns-repeated="16379"/>
        </table:table-row>
        <table:table-row table:style-name="ro1">
          <table:table-cell office:value-type="float" office:value="14064015" table:style-name="ce12">
            <text:p>1406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MANOSHISH SAHA</text:p>
          </table:table-cell>
          <table:table-cell office:value-type="float" office:value="9749619913" table:style-name="ce15">
            <text:p>9749619913</text:p>
          </table:table-cell>
          <table:table-cell office:value-type="string" table:style-name="ce16">
            <text:p>mynameismanoshish@gmail.com</text:p>
          </table:table-cell>
          <table:table-cell table:number-columns-repeated="16379"/>
        </table:table-row>
        <table:table-row table:style-name="ro1">
          <table:table-cell office:value-type="float" office:value="15224015" table:style-name="ce12">
            <text:p>1522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SANDIP CHOWDHURY</text:p>
          </table:table-cell>
          <table:table-cell office:value-type="float" office:value="7003290893" table:style-name="ce15">
            <text:p>7003290893</text:p>
          </table:table-cell>
          <table:table-cell office:value-type="string" table:style-name="ce16">
            <text:p>nikkskewl@gmail.com</text:p>
          </table:table-cell>
          <table:table-cell table:number-columns-repeated="16379"/>
        </table:table-row>
        <table:table-row table:style-name="ro1">
          <table:table-cell office:value-type="float" office:value="16514015" table:style-name="ce12">
            <text:p>1651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SOMNATH GHOSH</text:p>
          </table:table-cell>
          <table:table-cell office:value-type="float" office:value="9093284870" table:style-name="ce15">
            <text:p>9093284870</text:p>
          </table:table-cell>
          <table:table-cell office:value-type="string" table:style-name="ce16">
            <text:p>somnaths003@gmail.com</text:p>
          </table:table-cell>
          <table:table-cell table:number-columns-repeated="16379"/>
        </table:table-row>
        <table:table-row table:style-name="ro1">
          <table:table-cell office:value-type="float" office:value="17054015" table:style-name="ce12">
            <text:p>1705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ARANYA MAHATO</text:p>
          </table:table-cell>
          <table:table-cell office:value-type="float" office:value="7908944428" table:style-name="ce15">
            <text:p>7908944428</text:p>
          </table:table-cell>
          <table:table-cell office:value-type="string" table:style-name="ce16">
            <text:p>aranyamahato90@gmail.com</text:p>
          </table:table-cell>
          <table:table-cell table:number-columns-repeated="16379"/>
        </table:table-row>
        <table:table-row table:style-name="ro1">
          <table:table-cell office:value-type="float" office:value="17794015" table:style-name="ce12">
            <text:p>1779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AHANA CHAKRABORTY</text:p>
          </table:table-cell>
          <table:table-cell office:value-type="float" office:value="7908686600" table:style-name="ce15">
            <text:p>7908686600</text:p>
          </table:table-cell>
          <table:table-cell office:value-type="string" table:style-name="ce16">
            <text:p>ahana.suvo27@gmail.com</text:p>
          </table:table-cell>
          <table:table-cell table:number-columns-repeated="16379"/>
        </table:table-row>
        <table:table-row table:style-name="ro1">
          <table:table-cell office:value-type="float" office:value="17814015" table:style-name="ce12">
            <text:p>1781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MRITUNJOY DHAR</text:p>
          </table:table-cell>
          <table:table-cell office:value-type="float" office:value="7595996918" table:style-name="ce15">
            <text:p>7595996918</text:p>
          </table:table-cell>
          <table:table-cell office:value-type="string" table:style-name="ce16">
            <text:p>mritunjoy65@gmailcom</text:p>
          </table:table-cell>
          <table:table-cell table:number-columns-repeated="16379"/>
        </table:table-row>
        <table:table-row table:style-name="ro1">
          <table:table-cell office:value-type="float" office:value="18104015" table:style-name="ce12">
            <text:p>1810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PRIYANKA SAHA</text:p>
          </table:table-cell>
          <table:table-cell office:value-type="float" office:value="8345096312" table:style-name="ce15">
            <text:p>8345096312</text:p>
          </table:table-cell>
          <table:table-cell office:value-type="string" table:style-name="ce16">
            <text:p>sahapriyanka@gmail.com</text:p>
          </table:table-cell>
          <table:table-cell table:number-columns-repeated="16379"/>
        </table:table-row>
        <table:table-row table:style-name="ro1">
          <table:table-cell office:value-type="float" office:value="18304015" table:style-name="ce12">
            <text:p>18304015</text:p>
          </table:table-cell>
          <table:table-cell office:value-type="float" office:value="1669042" table:style-name="ce13">
            <text:p>1669042</text:p>
          </table:table-cell>
          <table:table-cell office:value-type="string" table:style-name="ce14">
            <text:p>RINA MONDAL</text:p>
          </table:table-cell>
          <table:table-cell office:value-type="float" office:value="8100389495" table:style-name="ce15">
            <text:p>8100389495</text:p>
          </table:table-cell>
          <table:table-cell office:value-type="string" table:style-name="ce16">
            <text:p>mrina9570@gmail.com</text:p>
          </table:table-cell>
          <table:table-cell table:number-columns-repeated="16379"/>
        </table:table-row>
        <table:table-row table:style-name="ro1">
          <table:table-cell office:value-type="float" office:value="1094015" table:style-name="ce12">
            <text:p>109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TAPAN KUMAR DE</text:p>
          </table:table-cell>
          <table:table-cell office:value-type="float" office:value="9732393347" table:style-name="ce15">
            <text:p>9732393347</text:p>
          </table:table-cell>
          <table:table-cell office:value-type="string" table:style-name="ce16">
            <text:p>tapande21@gmail.com</text:p>
          </table:table-cell>
          <table:table-cell table:number-columns-repeated="16379"/>
        </table:table-row>
        <table:table-row table:style-name="ro1">
          <table:table-cell office:value-type="float" office:value="3924015" table:style-name="ce12">
            <text:p>392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BISWANATH NATH</text:p>
          </table:table-cell>
          <table:table-cell office:value-type="float" office:value="9735174605" table:style-name="ce15">
            <text:p>9735174605</text:p>
          </table:table-cell>
          <table:table-cell office:value-type="string" table:style-name="ce16">
            <text:p>biswalic392@gmail.com</text:p>
          </table:table-cell>
          <table:table-cell table:number-columns-repeated="16379"/>
        </table:table-row>
        <table:table-row table:style-name="ro1">
          <table:table-cell office:value-type="float" office:value="4244015" table:style-name="ce12">
            <text:p>424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UBHASIS CHAKRABARTY</text:p>
          </table:table-cell>
          <table:table-cell office:value-type="float" office:value="9732369693" table:style-name="ce15">
            <text:p>9732369693</text:p>
          </table:table-cell>
          <table:table-cell office:value-type="string" table:style-name="ce16">
            <text:p>subhasisC23@gmail.com</text:p>
          </table:table-cell>
          <table:table-cell table:number-columns-repeated="16379"/>
        </table:table-row>
        <table:table-row table:style-name="ro1">
          <table:table-cell office:value-type="float" office:value="5704015" table:style-name="ce12">
            <text:p>570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UBHAS CHANDRA GHOSH</text:p>
          </table:table-cell>
          <table:table-cell office:value-type="float" office:value="9333841472" table:style-name="ce15">
            <text:p>9333841472</text:p>
          </table:table-cell>
          <table:table-cell office:value-type="string" table:style-name="ce16">
            <text:p>scghoshlic@gmail.com</text:p>
          </table:table-cell>
          <table:table-cell table:number-columns-repeated="16379"/>
        </table:table-row>
        <table:table-row table:style-name="ro1">
          <table:table-cell office:value-type="float" office:value="6654015" table:style-name="ce12">
            <text:p>665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BALAI CHANDRA DAS</text:p>
          </table:table-cell>
          <table:table-cell office:value-type="float" office:value="9732661859" table:style-name="ce15">
            <text:p>9732661859</text:p>
          </table:table-cell>
          <table:table-cell office:value-type="string" table:style-name="ce16">
            <text:p>dasbalai747@gmail.com</text:p>
          </table:table-cell>
          <table:table-cell table:number-columns-repeated="16379"/>
        </table:table-row>
        <table:table-row table:style-name="ro1">
          <table:table-cell office:value-type="float" office:value="7804015" table:style-name="ce12">
            <text:p>780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WAPAN BAKSHI</text:p>
          </table:table-cell>
          <table:table-cell office:value-type="float" office:value="8293423117" table:style-name="ce15">
            <text:p>8293423117</text:p>
          </table:table-cell>
          <table:table-cell office:value-type="string" table:style-name="ce16">
            <text:p>swapanbakshi5867@gmail.com</text:p>
          </table:table-cell>
          <table:table-cell table:number-columns-repeated="16379"/>
        </table:table-row>
        <table:table-row table:style-name="ro1">
          <table:table-cell office:value-type="float" office:value="8874015" table:style-name="ce12">
            <text:p>887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NARAYAN KARMAKAR</text:p>
          </table:table-cell>
          <table:table-cell office:value-type="float" office:value="9732854084" table:style-name="ce15">
            <text:p>9732854084</text:p>
          </table:table-cell>
          <table:table-cell office:value-type="string" table:style-name="ce16">
            <text:p>licnarayankarmakar@gmail.com</text:p>
          </table:table-cell>
          <table:table-cell table:number-columns-repeated="16379"/>
        </table:table-row>
        <table:table-row table:style-name="ro1">
          <table:table-cell office:value-type="float" office:value="11474015" table:style-name="ce12">
            <text:p>1147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KALI SANKAR BHATTACHARYA</text:p>
          </table:table-cell>
          <table:table-cell office:value-type="float" office:value="9679276457" table:style-name="ce15">
            <text:p>9679276457</text:p>
          </table:table-cell>
          <table:table-cell office:value-type="string" table:style-name="ce16">
            <text:p>kalisankar02015@gmail.com</text:p>
          </table:table-cell>
          <table:table-cell table:number-columns-repeated="16379"/>
        </table:table-row>
        <table:table-row table:style-name="ro1">
          <table:table-cell office:value-type="float" office:value="11514015" table:style-name="ce12">
            <text:p>1151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DIBYENDU NANDY</text:p>
          </table:table-cell>
          <table:table-cell office:value-type="float" office:value="9232367232" table:style-name="ce15">
            <text:p>9232367232</text:p>
          </table:table-cell>
          <table:table-cell office:value-type="string" table:style-name="ce16">
            <text:p>dnandylic@yahoo.in</text:p>
          </table:table-cell>
          <table:table-cell table:number-columns-repeated="16379"/>
        </table:table-row>
        <table:table-row table:style-name="ro1">
          <table:table-cell office:value-type="float" office:value="14914015" table:style-name="ce12">
            <text:p>1491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UBHAS AGARWALA</text:p>
          </table:table-cell>
          <table:table-cell office:value-type="float" office:value="9331180808" table:style-name="ce15">
            <text:p>9331180808</text:p>
          </table:table-cell>
          <table:table-cell office:value-type="string" table:style-name="ce16">
            <text:p>agarwalsp13@gmail.com</text:p>
          </table:table-cell>
          <table:table-cell table:number-columns-repeated="16379"/>
        </table:table-row>
        <table:table-row table:style-name="ro1">
          <table:table-cell office:value-type="float" office:value="14994015" table:style-name="ce12">
            <text:p>1499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RAMA DAS</text:p>
          </table:table-cell>
          <table:table-cell office:value-type="float" office:value="8001716679" table:style-name="ce15">
            <text:p>8001716679</text:p>
          </table:table-cell>
          <table:table-cell office:value-type="string" table:style-name="ce16">
            <text:p>ramajayantalic@gmail.com</text:p>
          </table:table-cell>
          <table:table-cell table:number-columns-repeated="16379"/>
        </table:table-row>
        <table:table-row table:style-name="ro1">
          <table:table-cell office:value-type="float" office:value="15014015" table:style-name="ce12">
            <text:p>1501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BAPI RAJBANSHI</text:p>
          </table:table-cell>
          <table:table-cell office:value-type="float" office:value="8016032792" table:style-name="ce15">
            <text:p>8016032792</text:p>
          </table:table-cell>
          <table:table-cell office:value-type="string" table:style-name="ce16">
            <text:p>rajbanshibapi2015@gmail.com</text:p>
          </table:table-cell>
          <table:table-cell table:number-columns-repeated="16379"/>
        </table:table-row>
        <table:table-row table:style-name="ro1">
          <table:table-cell office:value-type="float" office:value="15134015" table:style-name="ce12">
            <text:p>1513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DEBASHIS DATTA</text:p>
          </table:table-cell>
          <table:table-cell office:value-type="float" office:value="9732306091" table:style-name="ce15">
            <text:p>9732306091</text:p>
          </table:table-cell>
          <table:table-cell office:value-type="string" table:style-name="ce16">
            <text:p>deba2016datta@gmail.com</text:p>
          </table:table-cell>
          <table:table-cell table:number-columns-repeated="16379"/>
        </table:table-row>
        <table:table-row table:style-name="ro1">
          <table:table-cell office:value-type="float" office:value="15244015" table:style-name="ce12">
            <text:p>1524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ABIR ALI MONDAL</text:p>
          </table:table-cell>
          <table:table-cell office:value-type="float" office:value="9775306693" table:style-name="ce15">
            <text:p>9775306693</text:p>
          </table:table-cell>
          <table:table-cell office:value-type="string" table:style-name="ce16">
            <text:p>sabirlic79@gmail.com</text:p>
          </table:table-cell>
          <table:table-cell table:number-columns-repeated="16379"/>
        </table:table-row>
        <table:table-row table:style-name="ro1">
          <table:table-cell office:value-type="float" office:value="15524015" table:style-name="ce12">
            <text:p>1552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PAMELA CHATTERJEE</text:p>
          </table:table-cell>
          <table:table-cell office:value-type="float" office:value="8535941409" table:style-name="ce15">
            <text:p>8535941409</text:p>
          </table:table-cell>
          <table:table-cell office:value-type="string" table:style-name="ce16">
            <text:p>pamela17900@gmail.com</text:p>
          </table:table-cell>
          <table:table-cell table:number-columns-repeated="16379"/>
        </table:table-row>
        <table:table-row table:style-name="ro1">
          <table:table-cell office:value-type="float" office:value="15944015" table:style-name="ce12">
            <text:p>1594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TUTUN HALDAR</text:p>
          </table:table-cell>
          <table:table-cell office:value-type="float" office:value="8537904439" table:style-name="ce15">
            <text:p>8537904439</text:p>
          </table:table-cell>
          <table:table-cell office:value-type="string" table:style-name="ce16">
            <text:p>tutunh10@gmail.com</text:p>
          </table:table-cell>
          <table:table-cell table:number-columns-repeated="16379"/>
        </table:table-row>
        <table:table-row table:style-name="ro1">
          <table:table-cell office:value-type="float" office:value="16004015" table:style-name="ce12">
            <text:p>1600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PAYEL DAS</text:p>
          </table:table-cell>
          <table:table-cell office:value-type="float" office:value="9333409502" table:style-name="ce15">
            <text:p>9333409502</text:p>
          </table:table-cell>
          <table:table-cell office:value-type="string" table:style-name="ce16">
            <text:p>djaysankar2@gmail.com</text:p>
          </table:table-cell>
          <table:table-cell table:number-columns-repeated="16379"/>
        </table:table-row>
        <table:table-row table:style-name="ro1">
          <table:table-cell office:value-type="float" office:value="16014015" table:style-name="ce12">
            <text:p>1601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OUREN MAJUMDER</text:p>
          </table:table-cell>
          <table:table-cell office:value-type="float" office:value="9093668407" table:style-name="ce15">
            <text:p>9093668407</text:p>
          </table:table-cell>
          <table:table-cell office:value-type="string" table:style-name="ce16">
            <text:p>sourenmajumder@gmail.com</text:p>
          </table:table-cell>
          <table:table-cell table:number-columns-repeated="16379"/>
        </table:table-row>
        <table:table-row table:style-name="ro1">
          <table:table-cell office:value-type="float" office:value="17244015" table:style-name="ce12">
            <text:p>1724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ARBANI SAHA</text:p>
          </table:table-cell>
          <table:table-cell office:value-type="float" office:value="9332253645" table:style-name="ce15">
            <text:p>9332253645</text:p>
          </table:table-cell>
          <table:table-cell office:value-type="string" table:style-name="ce16">
            <text:p>sahasougata430@gmail.com</text:p>
          </table:table-cell>
          <table:table-cell table:number-columns-repeated="16379"/>
        </table:table-row>
        <table:table-row table:style-name="ro1">
          <table:table-cell office:value-type="float" office:value="17434015" table:style-name="ce12">
            <text:p>1743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FIROJ SEKH</text:p>
          </table:table-cell>
          <table:table-cell office:value-type="float" office:value="8972999988" table:style-name="ce15">
            <text:p>8972999988</text:p>
          </table:table-cell>
          <table:table-cell office:value-type="string" table:style-name="ce16">
            <text:p>fsk097202@gmail.com</text:p>
          </table:table-cell>
          <table:table-cell table:number-columns-repeated="16379"/>
        </table:table-row>
        <table:table-row table:style-name="ro1">
          <table:table-cell office:value-type="float" office:value="17464015" table:style-name="ce12">
            <text:p>1746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SUMAN DEBNATH</text:p>
          </table:table-cell>
          <table:table-cell office:value-type="float" office:value="9564575552" table:style-name="ce15">
            <text:p>9564575552</text:p>
          </table:table-cell>
          <table:table-cell office:value-type="string" table:style-name="ce16">
            <text:p>sumandebnath552@gmail.com</text:p>
          </table:table-cell>
          <table:table-cell table:number-columns-repeated="16379"/>
        </table:table-row>
        <table:table-row table:style-name="ro1">
          <table:table-cell office:value-type="float" office:value="17474015" table:style-name="ce12">
            <text:p>1747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ARUP PANJA</text:p>
          </table:table-cell>
          <table:table-cell office:value-type="float" office:value="7407021251" table:style-name="ce15">
            <text:p>7407021251</text:p>
          </table:table-cell>
          <table:table-cell office:value-type="string" table:style-name="ce16">
            <text:p>panjaarup54@gmail.com</text:p>
          </table:table-cell>
          <table:table-cell table:number-columns-repeated="16379"/>
        </table:table-row>
        <table:table-row table:style-name="ro1">
          <table:table-cell office:value-type="float" office:value="18044015" table:style-name="ce12">
            <text:p>1804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KALYAN GOSWAMI</text:p>
          </table:table-cell>
          <table:table-cell office:value-type="float" office:value="7908590994" table:style-name="ce15">
            <text:p>7908590994</text:p>
          </table:table-cell>
          <table:table-cell office:value-type="string" table:style-name="ce16">
            <text:p>kalyan.goswami9@gmail.com</text:p>
          </table:table-cell>
          <table:table-cell table:number-columns-repeated="16379"/>
        </table:table-row>
        <table:table-row table:style-name="ro1">
          <table:table-cell office:value-type="float" office:value="18264015" table:style-name="ce12">
            <text:p>1826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PRITI BHOWMIK</text:p>
          </table:table-cell>
          <table:table-cell office:value-type="float" office:value="9775757671" table:style-name="ce15">
            <text:p>9775757671</text:p>
          </table:table-cell>
          <table:table-cell office:value-type="string" table:style-name="ce16">
            <text:p>anmoydebnath@gmail.com</text:p>
          </table:table-cell>
          <table:table-cell table:number-columns-repeated="16379"/>
        </table:table-row>
        <table:table-row table:style-name="ro1">
          <table:table-cell office:value-type="float" office:value="18574015" table:style-name="ce12">
            <text:p>1857401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NILANJAN NATH</text:p>
          </table:table-cell>
          <table:table-cell office:value-type="float" office:value="8918570152" table:style-name="ce15">
            <text:p>8918570152</text:p>
          </table:table-cell>
          <table:table-cell office:value-type="string" table:style-name="ce16">
            <text:p>NILANJANNATH123@GMAIL.COM</text:p>
          </table:table-cell>
          <table:table-cell table:number-columns-repeated="16379"/>
        </table:table-row>
        <table:table-row table:style-name="ro1">
          <table:table-cell office:value-type="float" office:value="5973445" table:style-name="ce12">
            <text:p>597344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GOPAL CH. SAHA</text:p>
          </table:table-cell>
          <table:table-cell office:value-type="float" office:value="9434452368" table:style-name="ce15">
            <text:p>9434452368</text:p>
          </table:table-cell>
          <table:table-cell office:value-type="string" table:style-name="ce16">
            <text:p>gopalchandrasahanabadwip@gmail.com</text:p>
          </table:table-cell>
          <table:table-cell table:number-columns-repeated="16379"/>
        </table:table-row>
        <table:table-row table:style-name="ro1">
          <table:table-cell office:value-type="float" office:value="6689445" table:style-name="ce12">
            <text:p>6689445</text:p>
          </table:table-cell>
          <table:table-cell office:value-type="float" office:value="1670042" table:style-name="ce13">
            <text:p>1670042</text:p>
          </table:table-cell>
          <table:table-cell office:value-type="string" table:style-name="ce14">
            <text:p>TAMASI ROY (SAHA)</text:p>
          </table:table-cell>
          <table:table-cell office:value-type="float" office:value="9932441441" table:style-name="ce15">
            <text:p>9932441441</text:p>
          </table:table-cell>
          <table:table-cell office:value-type="string" table:style-name="ce16">
            <text:p>gourharisaha08@gmail.com</text:p>
          </table:table-cell>
          <table:table-cell table:number-columns-repeated="16379"/>
        </table:table-row>
        <table:table-row table:style-name="ro1">
          <table:table-cell office:value-type="float" office:value="2834015" table:style-name="ce12">
            <text:p>283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SUCHITRA ROY CHOWDHURY</text:p>
          </table:table-cell>
          <table:table-cell office:value-type="float" office:value="9679996929" table:style-name="ce15">
            <text:p>9679996929</text:p>
          </table:table-cell>
          <table:table-cell office:value-type="string" table:style-name="ce16">
            <text:p>suchitraroychowdhury2@gmail.com</text:p>
          </table:table-cell>
          <table:table-cell table:number-columns-repeated="16379"/>
        </table:table-row>
        <table:table-row table:style-name="ro1">
          <table:table-cell office:value-type="float" office:value="3284015" table:style-name="ce12">
            <text:p>328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DIPAK RANJAN DAS</text:p>
          </table:table-cell>
          <table:table-cell office:value-type="float" office:value="9333212672" table:style-name="ce15">
            <text:p>9333212672</text:p>
          </table:table-cell>
          <table:table-cell office:value-type="string" table:style-name="ce16">
            <text:p>dipakranjan.abc@gmail.com</text:p>
          </table:table-cell>
          <table:table-cell table:number-columns-repeated="16379"/>
        </table:table-row>
        <table:table-row table:style-name="ro1">
          <table:table-cell office:value-type="float" office:value="11034015" table:style-name="ce12">
            <text:p>1103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MANIKA ROY</text:p>
          </table:table-cell>
          <table:table-cell office:value-type="float" office:value="9475435716" table:style-name="ce15">
            <text:p>9475435716</text:p>
          </table:table-cell>
          <table:table-cell office:value-type="string" table:style-name="ce16">
            <text:p>manikaroylic@gmail.com</text:p>
          </table:table-cell>
          <table:table-cell table:number-columns-repeated="16379"/>
        </table:table-row>
        <table:table-row table:style-name="ro1">
          <table:table-cell office:value-type="float" office:value="11204015" table:style-name="ce12">
            <text:p>1120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KALYAN BASU</text:p>
          </table:table-cell>
          <table:table-cell office:value-type="float" office:value="9333220869" table:style-name="ce15">
            <text:p>9333220869</text:p>
          </table:table-cell>
          <table:table-cell office:value-type="string" table:style-name="ce16">
            <text:p>branchbk4015@gmail.com</text:p>
          </table:table-cell>
          <table:table-cell table:number-columns-repeated="16379"/>
        </table:table-row>
        <table:table-row table:style-name="ro1">
          <table:table-cell office:value-type="float" office:value="15364015" table:style-name="ce12">
            <text:p>1536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UJJAL ROY</text:p>
          </table:table-cell>
          <table:table-cell office:value-type="float" office:value="9734606221" table:style-name="ce15">
            <text:p>9734606221</text:p>
          </table:table-cell>
          <table:table-cell office:value-type="string" table:style-name="ce16">
            <text:p>ujjalroytvs@gmail.com</text:p>
          </table:table-cell>
          <table:table-cell table:number-columns-repeated="16379"/>
        </table:table-row>
        <table:table-row table:style-name="ro1">
          <table:table-cell office:value-type="float" office:value="15874015" table:style-name="ce12">
            <text:p>1587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JOYDEB BHOWMICK</text:p>
          </table:table-cell>
          <table:table-cell office:value-type="float" office:value="9775546796" table:style-name="ce15">
            <text:p>9775546796</text:p>
          </table:table-cell>
          <table:table-cell office:value-type="string" table:style-name="ce16">
            <text:p>joydeb78bhowmick@gmail.com</text:p>
          </table:table-cell>
          <table:table-cell table:number-columns-repeated="16379"/>
        </table:table-row>
        <table:table-row table:style-name="ro1">
          <table:table-cell office:value-type="float" office:value="16314015" table:style-name="ce12">
            <text:p>1631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RUHIDAS DEBNATH</text:p>
          </table:table-cell>
          <table:table-cell office:value-type="float" office:value="9735749613" table:style-name="ce15">
            <text:p>9735749613</text:p>
          </table:table-cell>
          <table:table-cell office:value-type="string" table:style-name="ce16">
            <text:p>ruhidasdebnath1@gmail.com</text:p>
          </table:table-cell>
          <table:table-cell table:number-columns-repeated="16379"/>
        </table:table-row>
        <table:table-row table:style-name="ro1">
          <table:table-cell office:value-type="float" office:value="17114015" table:style-name="ce12">
            <text:p>1711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RATNA DEBNATH BHOWMICK</text:p>
          </table:table-cell>
          <table:table-cell office:value-type="float" office:value="8436231697" table:style-name="ce15">
            <text:p>8436231697</text:p>
          </table:table-cell>
          <table:table-cell office:value-type="string" table:style-name="ce16">
            <text:p>debnathratna226@GMAIL.COM</text:p>
          </table:table-cell>
          <table:table-cell table:number-columns-repeated="16379"/>
        </table:table-row>
        <table:table-row table:style-name="ro1">
          <table:table-cell office:value-type="float" office:value="17314015" table:style-name="ce12">
            <text:p>1731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SHARMILA DAS BISWAS</text:p>
          </table:table-cell>
          <table:table-cell office:value-type="float" office:value="7602879640" table:style-name="ce15">
            <text:p>7602879640</text:p>
          </table:table-cell>
          <table:table-cell office:value-type="string" table:style-name="ce16">
            <text:p>sharmiladasbiswas@gmail.com</text:p>
          </table:table-cell>
          <table:table-cell table:number-columns-repeated="16379"/>
        </table:table-row>
        <table:table-row table:style-name="ro1">
          <table:table-cell office:value-type="float" office:value="17484015" table:style-name="ce12">
            <text:p>1748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SURYA PRASAD SINGHA</text:p>
          </table:table-cell>
          <table:table-cell office:value-type="float" office:value="8584057318" table:style-name="ce15">
            <text:p>8584057318</text:p>
          </table:table-cell>
          <table:table-cell office:value-type="string" table:style-name="ce16">
            <text:p>suryasingha7044939336@gmail.com</text:p>
          </table:table-cell>
          <table:table-cell table:number-columns-repeated="16379"/>
        </table:table-row>
        <table:table-row table:style-name="ro1">
          <table:table-cell office:value-type="float" office:value="17554015" table:style-name="ce12">
            <text:p>1755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SAYAN NANDI</text:p>
          </table:table-cell>
          <table:table-cell office:value-type="float" office:value="8207076835" table:style-name="ce15">
            <text:p>8207076835</text:p>
          </table:table-cell>
          <table:table-cell office:value-type="string" table:style-name="ce16">
            <text:p>subalnandi556@gmail.com</text:p>
          </table:table-cell>
          <table:table-cell table:number-columns-repeated="16379"/>
        </table:table-row>
        <table:table-row table:style-name="ro1">
          <table:table-cell office:value-type="float" office:value="18114015" table:style-name="ce12">
            <text:p>1811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AVIJIT SHARMA</text:p>
          </table:table-cell>
          <table:table-cell office:value-type="float" office:value="7585953522" table:style-name="ce15">
            <text:p>7585953522</text:p>
          </table:table-cell>
          <table:table-cell office:value-type="string" table:style-name="ce16">
            <text:p>avijitdhantala007@gmail.com</text:p>
          </table:table-cell>
          <table:table-cell table:number-columns-repeated="16379"/>
        </table:table-row>
        <table:table-row table:style-name="ro1">
          <table:table-cell office:value-type="float" office:value="18414015" table:style-name="ce12">
            <text:p>1841401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TUFAN ADHIKARI</text:p>
          </table:table-cell>
          <table:table-cell office:value-type="float" office:value="8317836317" table:style-name="ce15">
            <text:p>8317836317</text:p>
          </table:table-cell>
          <table:table-cell office:value-type="string" table:style-name="ce16">
            <text:p>tufangc1@gmail.com</text:p>
          </table:table-cell>
          <table:table-cell table:number-columns-repeated="16379"/>
        </table:table-row>
        <table:table-row table:style-name="ro1">
          <table:table-cell office:value-type="float" office:value="6637445" table:style-name="ce12">
            <text:p>663744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KAMALESH CHANDRA DEY</text:p>
          </table:table-cell>
          <table:table-cell office:value-type="float" office:value="9593861342" table:style-name="ce15">
            <text:p>9593861342</text:p>
          </table:table-cell>
          <table:table-cell office:value-type="string" table:style-name="ce16">
            <text:p>kamalesh6637@gmail.com</text:p>
          </table:table-cell>
          <table:table-cell table:number-columns-repeated="16379"/>
        </table:table-row>
        <table:table-row table:style-name="ro1">
          <table:table-cell office:value-type="float" office:value="6678445" table:style-name="ce12">
            <text:p>6678445</text:p>
          </table:table-cell>
          <table:table-cell office:value-type="float" office:value="1697042" table:style-name="ce13">
            <text:p>1697042</text:p>
          </table:table-cell>
          <table:table-cell office:value-type="string" table:style-name="ce14">
            <text:p>SHYAMAL KUMAR SAHA</text:p>
          </table:table-cell>
          <table:table-cell office:value-type="float" office:value="9333205877" table:style-name="ce15">
            <text:p>9333205877</text:p>
          </table:table-cell>
          <table:table-cell office:value-type="string" table:style-name="ce16">
            <text:p>shyamalkumarsaha2014@gmail.com</text:p>
          </table:table-cell>
          <table:table-cell table:number-columns-repeated="16379"/>
        </table:table-row>
        <table:table-row table:style-name="ro1">
          <table:table-cell office:value-type="float" office:value="524015" table:style-name="ce12">
            <text:p>52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KRISHNA DUTTA</text:p>
          </table:table-cell>
          <table:table-cell office:value-type="float" office:value="9153420105" table:style-name="ce15">
            <text:p>9153420105</text:p>
          </table:table-cell>
          <table:table-cell office:value-type="string" table:style-name="ce16">
            <text:p>k_dutta52@yahoo.com</text:p>
          </table:table-cell>
          <table:table-cell table:number-columns-repeated="16379"/>
        </table:table-row>
        <table:table-row table:style-name="ro1">
          <table:table-cell office:value-type="float" office:value="1084015" table:style-name="ce12">
            <text:p>108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MADHU SUDAN PODDAR</text:p>
          </table:table-cell>
          <table:table-cell office:value-type="float" office:value="7550899672" table:style-name="ce15">
            <text:p>7550899672</text:p>
          </table:table-cell>
          <table:table-cell office:value-type="string" table:style-name="ce16">
            <text:p>mspoddar108@gmail.com</text:p>
          </table:table-cell>
          <table:table-cell table:number-columns-repeated="16379"/>
        </table:table-row>
        <table:table-row table:style-name="ro1">
          <table:table-cell office:value-type="float" office:value="7374015" table:style-name="ce12">
            <text:p>737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ASHESH DEY</text:p>
          </table:table-cell>
          <table:table-cell office:value-type="float" office:value="9932993314" table:style-name="ce15">
            <text:p>9932993314</text:p>
          </table:table-cell>
          <table:table-cell office:value-type="string" table:style-name="ce16">
            <text:p>asheshdey6@gmail.com</text:p>
          </table:table-cell>
          <table:table-cell table:number-columns-repeated="16379"/>
        </table:table-row>
        <table:table-row table:style-name="ro1">
          <table:table-cell office:value-type="float" office:value="8424015" table:style-name="ce12">
            <text:p>842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NIMAI DEBNATH</text:p>
          </table:table-cell>
          <table:table-cell office:value-type="float" office:value="9332637262" table:style-name="ce15">
            <text:p>9332637262</text:p>
          </table:table-cell>
          <table:table-cell office:value-type="string" table:style-name="ce16">
            <text:p>ndebnath842@gmail.com</text:p>
          </table:table-cell>
          <table:table-cell table:number-columns-repeated="16379"/>
        </table:table-row>
        <table:table-row table:style-name="ro1">
          <table:table-cell office:value-type="float" office:value="8804015" table:style-name="ce12">
            <text:p>880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KAMAL KUMAR DAS</text:p>
          </table:table-cell>
          <table:table-cell office:value-type="float" office:value="9851175643" table:style-name="ce15">
            <text:p>9851175643</text:p>
          </table:table-cell>
          <table:table-cell office:value-type="string" table:style-name="ce16">
            <text:p>das.kamal1976@gmail.com</text:p>
          </table:table-cell>
          <table:table-cell table:number-columns-repeated="16379"/>
        </table:table-row>
        <table:table-row table:style-name="ro1">
          <table:table-cell office:value-type="float" office:value="11374015" table:style-name="ce12">
            <text:p>1137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TAPAS KUMAR SAHA</text:p>
          </table:table-cell>
          <table:table-cell office:value-type="float" office:value="9046764949" table:style-name="ce15">
            <text:p>9046764949</text:p>
          </table:table-cell>
          <table:table-cell office:value-type="string" table:style-name="ce16">
            <text:p>saha.tapaskumar1@gmail.com</text:p>
          </table:table-cell>
          <table:table-cell table:number-columns-repeated="16379"/>
        </table:table-row>
        <table:table-row table:style-name="ro1">
          <table:table-cell office:value-type="float" office:value="12594015" table:style-name="ce12">
            <text:p>1259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RINKU SINGHA DEBNATH</text:p>
          </table:table-cell>
          <table:table-cell office:value-type="float" office:value="7718691699" table:style-name="ce15">
            <text:p>7718691699</text:p>
          </table:table-cell>
          <table:table-cell office:value-type="string" table:style-name="ce16">
            <text:p>rsinghadebnath@gmail.com</text:p>
          </table:table-cell>
          <table:table-cell table:number-columns-repeated="16379"/>
        </table:table-row>
        <table:table-row table:style-name="ro1">
          <table:table-cell office:value-type="float" office:value="15384015" table:style-name="ce12">
            <text:p>1538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ALOKA DEY</text:p>
          </table:table-cell>
          <table:table-cell office:value-type="float" office:value="8348798478" table:style-name="ce15">
            <text:p>8348798478</text:p>
          </table:table-cell>
          <table:table-cell office:value-type="string" table:style-name="ce16">
            <text:p>alokadey153@gmail.com</text:p>
          </table:table-cell>
          <table:table-cell table:number-columns-repeated="16379"/>
        </table:table-row>
        <table:table-row table:style-name="ro1">
          <table:table-cell office:value-type="float" office:value="15584015" table:style-name="ce12">
            <text:p>1558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DEBASIS GHOSH</text:p>
          </table:table-cell>
          <table:table-cell office:value-type="float" office:value="8617014889" table:style-name="ce15">
            <text:p>8617014889</text:p>
          </table:table-cell>
          <table:table-cell office:value-type="string" table:style-name="ce16">
            <text:p>dlaraghosh@gmail.com</text:p>
          </table:table-cell>
          <table:table-cell table:number-columns-repeated="16379"/>
        </table:table-row>
        <table:table-row table:style-name="ro1">
          <table:table-cell office:value-type="float" office:value="15744015" table:style-name="ce12">
            <text:p>1574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PALASH DEBNATH</text:p>
          </table:table-cell>
          <table:table-cell office:value-type="float" office:value="8670176250" table:style-name="ce15">
            <text:p>8670176250</text:p>
          </table:table-cell>
          <table:table-cell office:value-type="string" table:style-name="ce16">
            <text:p>palashlic2021@gmail.com</text:p>
          </table:table-cell>
          <table:table-cell table:number-columns-repeated="16379"/>
        </table:table-row>
        <table:table-row table:style-name="ro1">
          <table:table-cell office:value-type="float" office:value="15964015" table:style-name="ce12">
            <text:p>1596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SUBHADEEP DEBNATH</text:p>
          </table:table-cell>
          <table:table-cell office:value-type="float" office:value="9883425104" table:style-name="ce15">
            <text:p>9883425104</text:p>
          </table:table-cell>
          <table:table-cell office:value-type="string" table:style-name="ce16">
            <text:p>subhadeepdebnath49@gmail.com</text:p>
          </table:table-cell>
          <table:table-cell table:number-columns-repeated="16379"/>
        </table:table-row>
        <table:table-row table:style-name="ro1">
          <table:table-cell office:value-type="float" office:value="15974015" table:style-name="ce12">
            <text:p>1597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RAJESH KUNDU</text:p>
          </table:table-cell>
          <table:table-cell office:value-type="float" office:value="8637362288" table:style-name="ce15">
            <text:p>8637362288</text:p>
          </table:table-cell>
          <table:table-cell office:value-type="string" table:style-name="ce16">
            <text:p>rajeshkundu260@gmail.com</text:p>
          </table:table-cell>
          <table:table-cell table:number-columns-repeated="16379"/>
        </table:table-row>
        <table:table-row table:style-name="ro1">
          <table:table-cell office:value-type="float" office:value="16634015" table:style-name="ce12">
            <text:p>1663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SUBHA SREE SAHA</text:p>
          </table:table-cell>
          <table:table-cell office:value-type="float" office:value="9123040065" table:style-name="ce15">
            <text:p>9123040065</text:p>
          </table:table-cell>
          <table:table-cell office:value-type="string" table:style-name="ce16">
            <text:p>subha.saha20@gmail.com</text:p>
          </table:table-cell>
          <table:table-cell table:number-columns-repeated="16379"/>
        </table:table-row>
        <table:table-row table:style-name="ro1">
          <table:table-cell office:value-type="float" office:value="17124015" table:style-name="ce12">
            <text:p>1712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GOPAL CHANDRA SAHA</text:p>
          </table:table-cell>
          <table:table-cell office:value-type="float" office:value="9064098754" table:style-name="ce15">
            <text:p>9064098754</text:p>
          </table:table-cell>
          <table:table-cell office:value-type="string" table:style-name="ce16">
            <text:p>gopalsaha9095@gmail.com</text:p>
          </table:table-cell>
          <table:table-cell table:number-columns-repeated="16379"/>
        </table:table-row>
        <table:table-row table:style-name="ro1">
          <table:table-cell office:value-type="float" office:value="17804015" table:style-name="ce12">
            <text:p>1780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SABYASACHI DHANI</text:p>
          </table:table-cell>
          <table:table-cell office:value-type="float" office:value="9093279782" table:style-name="ce15">
            <text:p>9093279782</text:p>
          </table:table-cell>
          <table:table-cell office:value-type="string" table:style-name="ce16">
            <text:p>sabyasachi.dhani@gmail.com</text:p>
          </table:table-cell>
          <table:table-cell table:number-columns-repeated="16379"/>
        </table:table-row>
        <table:table-row table:style-name="ro1">
          <table:table-cell office:value-type="float" office:value="18064015" table:style-name="ce12">
            <text:p>1806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SUMITA DAS</text:p>
          </table:table-cell>
          <table:table-cell office:value-type="float" office:value="8926582738" table:style-name="ce15">
            <text:p>8926582738</text:p>
          </table:table-cell>
          <table:table-cell office:value-type="string" table:style-name="ce16">
            <text:p>gopriyabrata@gmail.com</text:p>
          </table:table-cell>
          <table:table-cell table:number-columns-repeated="16379"/>
        </table:table-row>
        <table:table-row table:style-name="ro1">
          <table:table-cell office:value-type="float" office:value="18204015" table:style-name="ce12">
            <text:p>18204015</text:p>
          </table:table-cell>
          <table:table-cell office:value-type="float" office:value="1751042" table:style-name="ce13">
            <text:p>1751042</text:p>
          </table:table-cell>
          <table:table-cell office:value-type="string" table:style-name="ce14">
            <text:p>SNEHA MUKHERJEE</text:p>
          </table:table-cell>
          <table:table-cell office:value-type="float" office:value="8392059813" table:style-name="ce15">
            <text:p>8392059813</text:p>
          </table:table-cell>
          <table:table-cell office:value-type="string" table:style-name="ce16">
            <text:p>sm4974055@gmail.com</text:p>
          </table:table-cell>
          <table:table-cell table:number-columns-repeated="16379"/>
        </table:table-row>
        <table:table-row table:style-name="ro1">
          <table:table-cell office:value-type="float" office:value="44015" table:style-name="ce12">
            <text:p>4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RATHIS BISWAS</text:p>
          </table:table-cell>
          <table:table-cell office:value-type="float" office:value="9378090152" table:style-name="ce15">
            <text:p>9378090152</text:p>
          </table:table-cell>
          <table:table-cell office:value-type="string" table:style-name="ce16">
            <text:p>biswasrathis01@gmail.com</text:p>
          </table:table-cell>
          <table:table-cell table:number-columns-repeated="16379"/>
        </table:table-row>
        <table:table-row table:style-name="ro1">
          <table:table-cell office:value-type="float" office:value="74015" table:style-name="ce12">
            <text:p>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EBASISH SAHA</text:p>
          </table:table-cell>
          <table:table-cell office:value-type="float" office:value="9232679134" table:style-name="ce15">
            <text:p>9232679134</text:p>
          </table:table-cell>
          <table:table-cell office:value-type="string" table:style-name="ce16">
            <text:p>saha.debasish74@gmail.com</text:p>
          </table:table-cell>
          <table:table-cell table:number-columns-repeated="16379"/>
        </table:table-row>
        <table:table-row table:style-name="ro1">
          <table:table-cell office:value-type="float" office:value="134015" table:style-name="ce12">
            <text:p>13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GIRIDHARI DAS</text:p>
          </table:table-cell>
          <table:table-cell office:value-type="float" office:value="9153029437" table:style-name="ce15">
            <text:p>9153029437</text:p>
          </table:table-cell>
          <table:table-cell office:value-type="string" table:style-name="ce16">
            <text:p>giridharidaslic@gmail.com</text:p>
          </table:table-cell>
          <table:table-cell table:number-columns-repeated="16379"/>
        </table:table-row>
        <table:table-row table:style-name="ro1">
          <table:table-cell office:value-type="float" office:value="234015" table:style-name="ce12">
            <text:p>23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MALAY KUMAR KUNDU</text:p>
          </table:table-cell>
          <table:table-cell office:value-type="float" office:value="9932833080" table:style-name="ce15">
            <text:p>9932833080</text:p>
          </table:table-cell>
          <table:table-cell office:value-type="string" table:style-name="ce16">
            <text:p>kundukrmalay@gmail.com</text:p>
          </table:table-cell>
          <table:table-cell table:number-columns-repeated="16379"/>
        </table:table-row>
        <table:table-row table:style-name="ro1">
          <table:table-cell office:value-type="float" office:value="374015" table:style-name="ce12">
            <text:p>3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GANESH DAS</text:p>
          </table:table-cell>
          <table:table-cell office:value-type="float" office:value="8670209470" table:style-name="ce15">
            <text:p>8670209470</text:p>
          </table:table-cell>
          <table:table-cell office:value-type="string" table:style-name="ce16">
            <text:p>gdas2224@gmail.com</text:p>
          </table:table-cell>
          <table:table-cell table:number-columns-repeated="16379"/>
        </table:table-row>
        <table:table-row table:style-name="ro1">
          <table:table-cell office:value-type="float" office:value="1074015" table:style-name="ce12">
            <text:p>10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CHANCHAL KUMAR SAHA</text:p>
          </table:table-cell>
          <table:table-cell office:value-type="float" office:value="9434451129" table:style-name="ce15">
            <text:p>9434451129</text:p>
          </table:table-cell>
          <table:table-cell office:value-type="string" table:style-name="ce16">
            <text:p>chanchalkumarsaha11@gmail.com</text:p>
          </table:table-cell>
          <table:table-cell table:number-columns-repeated="16379"/>
        </table:table-row>
        <table:table-row table:style-name="ro1">
          <table:table-cell office:value-type="float" office:value="1584015" table:style-name="ce12">
            <text:p>158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EBASIS CHAKRABARTI</text:p>
          </table:table-cell>
          <table:table-cell office:value-type="float" office:value="9474418864" table:style-name="ce15">
            <text:p>9474418864</text:p>
          </table:table-cell>
          <table:table-cell office:value-type="string" table:style-name="ce16">
            <text:p>debasischakrabarti1964@gmail.com</text:p>
          </table:table-cell>
          <table:table-cell table:number-columns-repeated="16379"/>
        </table:table-row>
        <table:table-row table:style-name="ro1">
          <table:table-cell office:value-type="float" office:value="1724015" table:style-name="ce12">
            <text:p>172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MT CHHANDA SAHA</text:p>
          </table:table-cell>
          <table:table-cell office:value-type="float" office:value="9153660889" table:style-name="ce15">
            <text:p>9153660889</text:p>
          </table:table-cell>
          <table:table-cell office:value-type="string" table:style-name="ce16">
            <text:p>chhanda172@yahoo.com</text:p>
          </table:table-cell>
          <table:table-cell table:number-columns-repeated="16379"/>
        </table:table-row>
        <table:table-row table:style-name="ro1">
          <table:table-cell office:value-type="float" office:value="2224015" table:style-name="ce12">
            <text:p>222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MAHUYA SARKAR</text:p>
          </table:table-cell>
          <table:table-cell office:value-type="float" office:value="9836739548" table:style-name="ce15">
            <text:p>9836739548</text:p>
          </table:table-cell>
          <table:table-cell office:value-type="string" table:style-name="ce16">
            <text:p>mahuya222lic@gmail.com</text:p>
          </table:table-cell>
          <table:table-cell table:number-columns-repeated="16379"/>
        </table:table-row>
        <table:table-row table:style-name="ro1">
          <table:table-cell office:value-type="float" office:value="2704015" table:style-name="ce12">
            <text:p>270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IPAK CHANDRA SAHA</text:p>
          </table:table-cell>
          <table:table-cell office:value-type="float" office:value="9735209096" table:style-name="ce15">
            <text:p>9735209096</text:p>
          </table:table-cell>
          <table:table-cell office:value-type="string" table:style-name="ce16">
            <text:p>dcsaha270@yahoo.com</text:p>
          </table:table-cell>
          <table:table-cell table:number-columns-repeated="16379"/>
        </table:table-row>
        <table:table-row table:style-name="ro1">
          <table:table-cell office:value-type="float" office:value="2774015" table:style-name="ce12">
            <text:p>27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RAJKUMAR HALDER</text:p>
          </table:table-cell>
          <table:table-cell office:value-type="float" office:value="9333210672" table:style-name="ce15">
            <text:p>9333210672</text:p>
          </table:table-cell>
          <table:table-cell office:value-type="string" table:style-name="ce16">
            <text:p>rajkumar277lic@gmail.com</text:p>
          </table:table-cell>
          <table:table-cell table:number-columns-repeated="16379"/>
        </table:table-row>
        <table:table-row table:style-name="ro1">
          <table:table-cell office:value-type="float" office:value="2874015" table:style-name="ce12">
            <text:p>28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IPAK CHOWDHURY</text:p>
          </table:table-cell>
          <table:table-cell office:value-type="float" office:value="9932325270" table:style-name="ce15">
            <text:p>9932325270</text:p>
          </table:table-cell>
          <table:table-cell office:value-type="string" table:style-name="ce16">
            <text:p>licdipak@rediffmail.com</text:p>
          </table:table-cell>
          <table:table-cell table:number-columns-repeated="16379"/>
        </table:table-row>
        <table:table-row table:style-name="ro1">
          <table:table-cell office:value-type="float" office:value="2924015" table:style-name="ce12">
            <text:p>292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ENU PRIYA DAS</text:p>
          </table:table-cell>
          <table:table-cell office:value-type="float" office:value="7699668524" table:style-name="ce15">
            <text:p>7699668524</text:p>
          </table:table-cell>
          <table:table-cell office:value-type="string" table:style-name="ce16">
            <text:p>bpdas292@yahoo.com</text:p>
          </table:table-cell>
          <table:table-cell table:number-columns-repeated="16379"/>
        </table:table-row>
        <table:table-row table:style-name="ro1">
          <table:table-cell office:value-type="float" office:value="3364015" table:style-name="ce12">
            <text:p>336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GOBINDA SARKAR</text:p>
          </table:table-cell>
          <table:table-cell office:value-type="float" office:value="7001319243" table:style-name="ce15">
            <text:p>7001319243</text:p>
          </table:table-cell>
          <table:table-cell office:value-type="string" table:style-name="ce16">
            <text:p>gobindasarkarna@gmail.com</text:p>
          </table:table-cell>
          <table:table-cell table:number-columns-repeated="16379"/>
        </table:table-row>
        <table:table-row table:style-name="ro1">
          <table:table-cell office:value-type="float" office:value="3504015" table:style-name="ce12">
            <text:p>350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GOBINDA CHANDRA KUNDU</text:p>
          </table:table-cell>
          <table:table-cell office:value-type="float" office:value="9733608343" table:style-name="ce15">
            <text:p>9733608343</text:p>
          </table:table-cell>
          <table:table-cell office:value-type="string" table:style-name="ce16">
            <text:p>gobinda_kundu350@yahoo.in</text:p>
          </table:table-cell>
          <table:table-cell table:number-columns-repeated="16379"/>
        </table:table-row>
        <table:table-row table:style-name="ro1">
          <table:table-cell office:value-type="float" office:value="4094015" table:style-name="ce12">
            <text:p>409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NANDA LAL MUKHERJEE</text:p>
          </table:table-cell>
          <table:table-cell office:value-type="float" office:value="9474863635" table:style-name="ce15">
            <text:p>9474863635</text:p>
          </table:table-cell>
          <table:table-cell office:value-type="string" table:style-name="ce16">
            <text:p>nmukherjee409@gmail.com</text:p>
          </table:table-cell>
          <table:table-cell table:number-columns-repeated="16379"/>
        </table:table-row>
        <table:table-row table:style-name="ro1">
          <table:table-cell office:value-type="float" office:value="5904015" table:style-name="ce12">
            <text:p>590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PREMANANDA GHOSH</text:p>
          </table:table-cell>
          <table:table-cell office:value-type="float" office:value="8509596043" table:style-name="ce15">
            <text:p>8509596043</text:p>
          </table:table-cell>
          <table:table-cell office:value-type="string" table:style-name="ce16">
            <text:p>prenanandaghosh6@gmail.com</text:p>
          </table:table-cell>
          <table:table-cell table:number-columns-repeated="16379"/>
        </table:table-row>
        <table:table-row table:style-name="ro1">
          <table:table-cell office:value-type="float" office:value="7174015" table:style-name="ce12">
            <text:p>71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KRISHNA SARKAR</text:p>
          </table:table-cell>
          <table:table-cell office:value-type="float" office:value="9932989147" table:style-name="ce15">
            <text:p>9932989147</text:p>
          </table:table-cell>
          <table:table-cell office:value-type="string" table:style-name="ce16">
            <text:p>krishnasarkar570@gmail.com</text:p>
          </table:table-cell>
          <table:table-cell table:number-columns-repeated="16379"/>
        </table:table-row>
        <table:table-row table:style-name="ro1">
          <table:table-cell office:value-type="float" office:value="7694015" table:style-name="ce12">
            <text:p>769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NANTU DEBNATH</text:p>
          </table:table-cell>
          <table:table-cell office:value-type="float" office:value="8343956290" table:style-name="ce15">
            <text:p>8343956290</text:p>
          </table:table-cell>
          <table:table-cell office:value-type="string" table:style-name="ce16">
            <text:p>debnathnantu343@gmail.com</text:p>
          </table:table-cell>
          <table:table-cell table:number-columns-repeated="16379"/>
        </table:table-row>
        <table:table-row table:style-name="ro1">
          <table:table-cell office:value-type="float" office:value="8174015" table:style-name="ce12">
            <text:p>81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JAMALUDDIN SK</text:p>
          </table:table-cell>
          <table:table-cell office:value-type="float" office:value="9735794968" table:style-name="ce15">
            <text:p>9735794968</text:p>
          </table:table-cell>
          <table:table-cell office:value-type="string" table:style-name="ce16">
            <text:p>jamallic817@gmail.com</text:p>
          </table:table-cell>
          <table:table-cell table:number-columns-repeated="16379"/>
        </table:table-row>
        <table:table-row table:style-name="ro1">
          <table:table-cell office:value-type="float" office:value="8884015" table:style-name="ce12">
            <text:p>888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PURNIMA PAUL</text:p>
          </table:table-cell>
          <table:table-cell office:value-type="float" office:value="9732542945" table:style-name="ce15">
            <text:p>9732542945</text:p>
          </table:table-cell>
          <table:table-cell office:value-type="string" table:style-name="ce16">
            <text:p>purnimapaul583@gmail.com</text:p>
          </table:table-cell>
          <table:table-cell table:number-columns-repeated="16379"/>
        </table:table-row>
        <table:table-row table:style-name="ro1">
          <table:table-cell office:value-type="float" office:value="10744015" table:style-name="ce12">
            <text:p>1074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IDYUT BARAN DAS</text:p>
          </table:table-cell>
          <table:table-cell office:value-type="float" office:value="9153104497" table:style-name="ce15">
            <text:p>9153104497</text:p>
          </table:table-cell>
          <table:table-cell office:value-type="string" table:style-name="ce16">
            <text:p>imbidyutbarandas@gmail.com</text:p>
          </table:table-cell>
          <table:table-cell table:number-columns-repeated="16379"/>
        </table:table-row>
        <table:table-row table:style-name="ro1">
          <table:table-cell office:value-type="float" office:value="13774015" table:style-name="ce12">
            <text:p>137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HIM SAHA</text:p>
          </table:table-cell>
          <table:table-cell office:value-type="float" office:value="9332051759" table:style-name="ce15">
            <text:p>9332051759</text:p>
          </table:table-cell>
          <table:table-cell office:value-type="string" table:style-name="ce16">
            <text:p>bhimsaha.lic@gmail.com</text:p>
          </table:table-cell>
          <table:table-cell table:number-columns-repeated="16379"/>
        </table:table-row>
        <table:table-row table:style-name="ro1">
          <table:table-cell office:value-type="float" office:value="14454015" table:style-name="ce12">
            <text:p>1445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AHADEB MONDAL</text:p>
          </table:table-cell>
          <table:table-cell office:value-type="float" office:value="9732741202" table:style-name="ce15">
            <text:p>9732741202</text:p>
          </table:table-cell>
          <table:table-cell office:value-type="string" table:style-name="ce16">
            <text:p>mondalsahadeb88@gmail.com</text:p>
          </table:table-cell>
          <table:table-cell table:number-columns-repeated="16379"/>
        </table:table-row>
        <table:table-row table:style-name="ro1">
          <table:table-cell office:value-type="float" office:value="15644015" table:style-name="ce12">
            <text:p>1564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PINTU DEBNATH</text:p>
          </table:table-cell>
          <table:table-cell office:value-type="float" office:value="7470205672" table:style-name="ce15">
            <text:p>7470205672</text:p>
          </table:table-cell>
          <table:table-cell office:value-type="string" table:style-name="ce16">
            <text:p>pdebnath1983@gmail.com</text:p>
          </table:table-cell>
          <table:table-cell table:number-columns-repeated="16379"/>
        </table:table-row>
        <table:table-row table:style-name="ro1">
          <table:table-cell office:value-type="float" office:value="15674015" table:style-name="ce12">
            <text:p>156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PRIYA DAS</text:p>
          </table:table-cell>
          <table:table-cell office:value-type="float" office:value="9064748430" table:style-name="ce15">
            <text:p>9064748430</text:p>
          </table:table-cell>
          <table:table-cell office:value-type="string" table:style-name="ce16">
            <text:p>priyadas79853@gmail.com</text:p>
          </table:table-cell>
          <table:table-cell table:number-columns-repeated="16379"/>
        </table:table-row>
        <table:table-row table:style-name="ro1">
          <table:table-cell office:value-type="float" office:value="17634015" table:style-name="ce12">
            <text:p>1763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OMNATH SIKDAR</text:p>
          </table:table-cell>
          <table:table-cell office:value-type="float" office:value="7679226825" table:style-name="ce15">
            <text:p>7679226825</text:p>
          </table:table-cell>
          <table:table-cell office:value-type="string" table:style-name="ce16">
            <text:p>sikdarsomnath1@gmail.com</text:p>
          </table:table-cell>
          <table:table-cell table:number-columns-repeated="16379"/>
        </table:table-row>
        <table:table-row table:style-name="ro1">
          <table:table-cell office:value-type="float" office:value="17674015" table:style-name="ce12">
            <text:p>176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TANUSRI ROY</text:p>
          </table:table-cell>
          <table:table-cell office:value-type="float" office:value="8167797444" table:style-name="ce15">
            <text:p>8167797444</text:p>
          </table:table-cell>
          <table:table-cell office:value-type="string" table:style-name="ce16">
            <text:p>tanusriroy009@gmail.com</text:p>
          </table:table-cell>
          <table:table-cell table:number-columns-repeated="16379"/>
        </table:table-row>
        <table:table-row table:style-name="ro1">
          <table:table-cell office:value-type="float" office:value="17694015" table:style-name="ce12">
            <text:p>1769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MAMONI DAS</text:p>
          </table:table-cell>
          <table:table-cell office:value-type="float" office:value="9091712766" table:style-name="ce15">
            <text:p>9091712766</text:p>
          </table:table-cell>
          <table:table-cell office:value-type="string" table:style-name="ce16">
            <text:p>mamonimaminidas468@gmail.com</text:p>
          </table:table-cell>
          <table:table-cell table:number-columns-repeated="16379"/>
        </table:table-row>
        <table:table-row table:style-name="ro1">
          <table:table-cell office:value-type="float" office:value="17714015" table:style-name="ce12">
            <text:p>1771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RITA PAUL</text:p>
          </table:table-cell>
          <table:table-cell office:value-type="float" office:value="6290273028" table:style-name="ce15">
            <text:p>6290273028</text:p>
          </table:table-cell>
          <table:table-cell office:value-type="string" table:style-name="ce16">
            <text:p>mondalrita439@gmail.com</text:p>
          </table:table-cell>
          <table:table-cell table:number-columns-repeated="16379"/>
        </table:table-row>
        <table:table-row table:style-name="ro1">
          <table:table-cell office:value-type="float" office:value="17724015" table:style-name="ce12">
            <text:p>1772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TULSI SINGHA MONDAL</text:p>
          </table:table-cell>
          <table:table-cell office:value-type="float" office:value="9732079706" table:style-name="ce15">
            <text:p>9732079706</text:p>
          </table:table-cell>
          <table:table-cell office:value-type="string" table:style-name="ce16">
            <text:p>tulsisingha32@gmail.com</text:p>
          </table:table-cell>
          <table:table-cell table:number-columns-repeated="16379"/>
        </table:table-row>
        <table:table-row table:style-name="ro1">
          <table:table-cell office:value-type="float" office:value="17734015" table:style-name="ce12">
            <text:p>1773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ISWAJIT TARAFDAR</text:p>
          </table:table-cell>
          <table:table-cell office:value-type="float" office:value="7501181231" table:style-name="ce15">
            <text:p>7501181231</text:p>
          </table:table-cell>
          <table:table-cell office:value-type="string" table:style-name="ce16">
            <text:p>tarafdarbiswaji333@gmail.com</text:p>
          </table:table-cell>
          <table:table-cell table:number-columns-repeated="16379"/>
        </table:table-row>
        <table:table-row table:style-name="ro1">
          <table:table-cell office:value-type="float" office:value="17754015" table:style-name="ce12">
            <text:p>1775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APAN DEBNATH</text:p>
          </table:table-cell>
          <table:table-cell office:value-type="float" office:value="8016445879" table:style-name="ce15">
            <text:p>8016445879</text:p>
          </table:table-cell>
          <table:table-cell office:value-type="string" table:style-name="ce16">
            <text:p>bapand229@gmail.com</text:p>
          </table:table-cell>
          <table:table-cell table:number-columns-repeated="16379"/>
        </table:table-row>
        <table:table-row table:style-name="ro1">
          <table:table-cell office:value-type="float" office:value="17784015" table:style-name="ce12">
            <text:p>1778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ANGITA SAHA</text:p>
          </table:table-cell>
          <table:table-cell office:value-type="float" office:value="7047553384" table:style-name="ce15">
            <text:p>7047553384</text:p>
          </table:table-cell>
          <table:table-cell office:value-type="string" table:style-name="ce16">
            <text:p>sangitasaha7047@gmail.com</text:p>
          </table:table-cell>
          <table:table-cell table:number-columns-repeated="16379"/>
        </table:table-row>
        <table:table-row table:style-name="ro1">
          <table:table-cell office:value-type="float" office:value="17934015" table:style-name="ce12">
            <text:p>1793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UJOY DAS</text:p>
          </table:table-cell>
          <table:table-cell office:value-type="float" office:value="9933510873" table:style-name="ce15">
            <text:p>9933510873</text:p>
          </table:table-cell>
          <table:table-cell office:value-type="string" table:style-name="ce16">
            <text:p>sujoydasnadia@gmail.com</text:p>
          </table:table-cell>
          <table:table-cell table:number-columns-repeated="16379"/>
        </table:table-row>
        <table:table-row table:style-name="ro1">
          <table:table-cell office:value-type="float" office:value="17954015" table:style-name="ce12">
            <text:p>1795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RAJAT KUMAR DAS</text:p>
          </table:table-cell>
          <table:table-cell office:value-type="float" office:value="9093277565" table:style-name="ce15">
            <text:p>9093277565</text:p>
          </table:table-cell>
          <table:table-cell office:value-type="string" table:style-name="ce16">
            <text:p>rajatdasnb1984@gmail.com</text:p>
          </table:table-cell>
          <table:table-cell table:number-columns-repeated="16379"/>
        </table:table-row>
        <table:table-row table:style-name="ro1">
          <table:table-cell office:value-type="float" office:value="17974015" table:style-name="ce12">
            <text:p>1797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ARPAN KUMAR PAL</text:p>
          </table:table-cell>
          <table:table-cell office:value-type="float" office:value="8617082938" table:style-name="ce15">
            <text:p>8617082938</text:p>
          </table:table-cell>
          <table:table-cell office:value-type="string" table:style-name="ce16">
            <text:p>arpankumarpal99@gmail.com</text:p>
          </table:table-cell>
          <table:table-cell table:number-columns-repeated="16379"/>
        </table:table-row>
        <table:table-row table:style-name="ro1">
          <table:table-cell office:value-type="float" office:value="18024015" table:style-name="ce12">
            <text:p>1802401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EBABRATA MAJUMDAR</text:p>
          </table:table-cell>
          <table:table-cell office:value-type="float" office:value="9635034971" table:style-name="ce15">
            <text:p>9635034971</text:p>
          </table:table-cell>
          <table:table-cell office:value-type="string" table:style-name="ce16">
            <text:p>smmajumdar1995@gmail.com</text:p>
          </table:table-cell>
          <table:table-cell table:number-columns-repeated="16379"/>
        </table:table-row>
        <table:table-row table:style-name="ro1">
          <table:table-cell office:value-type="float" office:value="5836445" table:style-name="ce12">
            <text:p>5836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WAPAN KR SANYAL</text:p>
          </table:table-cell>
          <table:table-cell office:value-type="float" office:value="9434554056" table:style-name="ce15">
            <text:p>9434554056</text:p>
          </table:table-cell>
          <table:table-cell office:value-type="string" table:style-name="ce16">
            <text:p>swapansanyal3@gmail.com</text:p>
          </table:table-cell>
          <table:table-cell table:number-columns-repeated="16379"/>
        </table:table-row>
        <table:table-row table:style-name="ro1">
          <table:table-cell office:value-type="float" office:value="6291445" table:style-name="ce12">
            <text:p>6291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ARUNDHATI CHAKRABORTY</text:p>
          </table:table-cell>
          <table:table-cell office:value-type="float" office:value="9593142787" table:style-name="ce15">
            <text:p>9593142787</text:p>
          </table:table-cell>
          <table:table-cell office:value-type="string" table:style-name="ce16">
            <text:p>arundhuti889@gmail.com</text:p>
          </table:table-cell>
          <table:table-cell table:number-columns-repeated="16379"/>
        </table:table-row>
        <table:table-row table:style-name="ro1">
          <table:table-cell office:value-type="float" office:value="6305445" table:style-name="ce12">
            <text:p>6305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SUNIL KANTI CHOWDHURY</text:p>
          </table:table-cell>
          <table:table-cell office:value-type="float" office:value="9732851331" table:style-name="ce15">
            <text:p>9732851331</text:p>
          </table:table-cell>
          <table:table-cell office:value-type="string" table:style-name="ce16">
            <text:p>sunil.kanti6305@gmail.com</text:p>
          </table:table-cell>
          <table:table-cell table:number-columns-repeated="16379"/>
        </table:table-row>
        <table:table-row table:style-name="ro1">
          <table:table-cell office:value-type="float" office:value="6307445" table:style-name="ce12">
            <text:p>6307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EBASIS PODDER</text:p>
          </table:table-cell>
          <table:table-cell office:value-type="float" office:value="9232677044" table:style-name="ce15">
            <text:p>9232677044</text:p>
          </table:table-cell>
          <table:table-cell office:value-type="string" table:style-name="ce16">
            <text:p>debasisp63@gmail.com</text:p>
          </table:table-cell>
          <table:table-cell table:number-columns-repeated="16379"/>
        </table:table-row>
        <table:table-row table:style-name="ro1">
          <table:table-cell office:value-type="float" office:value="6387445" table:style-name="ce12">
            <text:p>6387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HARADHAN DEY</text:p>
          </table:table-cell>
          <table:table-cell office:value-type="float" office:value="9434956570" table:style-name="ce15">
            <text:p>9434956570</text:p>
          </table:table-cell>
          <table:table-cell office:value-type="string" table:style-name="ce16">
            <text:p>haradhandeylic@gmail.com</text:p>
          </table:table-cell>
          <table:table-cell table:number-columns-repeated="16379"/>
        </table:table-row>
        <table:table-row table:style-name="ro1">
          <table:table-cell office:value-type="float" office:value="6400445" table:style-name="ce12">
            <text:p>6400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BARUN KR. SAHA</text:p>
          </table:table-cell>
          <table:table-cell office:value-type="float" office:value="9474792952" table:style-name="ce15">
            <text:p>9474792952</text:p>
          </table:table-cell>
          <table:table-cell office:value-type="string" table:style-name="ce16">
            <text:p>barunkumarsaha04@gmail.com</text:p>
          </table:table-cell>
          <table:table-cell table:number-columns-repeated="16379"/>
        </table:table-row>
        <table:table-row table:style-name="ro1">
          <table:table-cell office:value-type="float" office:value="6469445" table:style-name="ce12">
            <text:p>6469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DIPANKAR DEBNATH</text:p>
          </table:table-cell>
          <table:table-cell office:value-type="float" office:value="9332380524" table:style-name="ce15">
            <text:p>9332380524</text:p>
          </table:table-cell>
          <table:table-cell office:value-type="string" table:style-name="ce16">
            <text:p>dipankardebnath1960@gmail.com</text:p>
          </table:table-cell>
          <table:table-cell table:number-columns-repeated="16379"/>
        </table:table-row>
        <table:table-row table:style-name="ro1">
          <table:table-cell office:value-type="float" office:value="6745445" table:style-name="ce12">
            <text:p>6745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ALOK SINGHA ROY</text:p>
          </table:table-cell>
          <table:table-cell office:value-type="float" office:value="8967764989" table:style-name="ce15">
            <text:p>8967764989</text:p>
          </table:table-cell>
          <table:table-cell office:value-type="string" table:style-name="ce16">
            <text:p>aloklic445@gmail.com</text:p>
          </table:table-cell>
          <table:table-cell table:number-columns-repeated="16379"/>
        </table:table-row>
        <table:table-row table:style-name="ro1">
          <table:table-cell office:value-type="float" office:value="6913445" table:style-name="ce12">
            <text:p>6913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PRADIP KR. CHOWDHURY</text:p>
          </table:table-cell>
          <table:table-cell office:value-type="float" office:value="9333221215" table:style-name="ce15">
            <text:p>9333221215</text:p>
          </table:table-cell>
          <table:table-cell office:value-type="string" table:style-name="ce16">
            <text:p>pradipkumarchowdhury.50@gmail.com</text:p>
          </table:table-cell>
          <table:table-cell table:number-columns-repeated="16379"/>
        </table:table-row>
        <table:table-row table:style-name="ro1">
          <table:table-cell office:value-type="float" office:value="6935445" table:style-name="ce12">
            <text:p>6935445</text:p>
          </table:table-cell>
          <table:table-cell office:value-type="float" office:value="9999999" table:style-name="ce13">
            <text:p>9999999</text:p>
          </table:table-cell>
          <table:table-cell office:value-type="string" table:style-name="ce14">
            <text:p>MAHAMAYA SAHA</text:p>
          </table:table-cell>
          <table:table-cell office:value-type="float" office:value="7001139142" table:style-name="ce15">
            <text:p>7001139142</text:p>
          </table:table-cell>
          <table:table-cell office:value-type="string" table:style-name="ce16">
            <text:p>mahamaya_saha@yahoo.com</text:p>
          </table:table-cell>
          <table:table-cell table:number-columns-repeated="16379"/>
        </table:table-row>
        <table:table-row table:style-name="ro1">
          <table:table-cell office:value-type="float" office:value="12234015" table:style-name="ce12">
            <text:p>12234015</text:p>
          </table:table-cell>
          <table:table-cell office:value-type="string" table:style-name="ce13">
            <text:p>M00274015</text:p>
          </table:table-cell>
          <table:table-cell office:value-type="string" table:style-name="ce14">
            <text:p>DEBASIS SAHA</text:p>
          </table:table-cell>
          <table:table-cell office:value-type="float" office:value="9933721162" table:style-name="ce15">
            <text:p>9933721162</text:p>
          </table:table-cell>
          <table:table-cell office:value-type="string" table:style-name="ce16">
            <text:p>licdebasis1223@gmail.com</text:p>
          </table:table-cell>
          <table:table-cell table:number-columns-repeated="16379"/>
        </table:table-row>
        <table:table-row table:style-name="ro1">
          <table:table-cell office:value-type="float" office:value="13524015" table:style-name="ce12">
            <text:p>13524015</text:p>
          </table:table-cell>
          <table:table-cell office:value-type="string" table:style-name="ce13">
            <text:p>M00334015</text:p>
          </table:table-cell>
          <table:table-cell office:value-type="string" table:style-name="ce14">
            <text:p>SABITRI BHATTACHARYA</text:p>
          </table:table-cell>
          <table:table-cell office:value-type="float" office:value="9732703679" table:style-name="ce15">
            <text:p>9732703679</text:p>
          </table:table-cell>
          <table:table-cell office:value-type="string" table:style-name="ce16">
            <text:p>sabatribel@gmail.com</text:p>
          </table:table-cell>
          <table:table-cell table:number-columns-repeated="16379"/>
        </table:table-row>
        <table:table-row table:style-name="ro1">
          <table:table-cell office:value-type="float" office:value="16824015" table:style-name="ce12">
            <text:p>16824015</text:p>
          </table:table-cell>
          <table:table-cell office:value-type="string" table:style-name="ce13">
            <text:p>M00694015</text:p>
          </table:table-cell>
          <table:table-cell office:value-type="string" table:style-name="ce14">
            <text:p>JAYDEB KUNDU</text:p>
          </table:table-cell>
          <table:table-cell office:value-type="float" office:value="8348217155" table:style-name="ce15">
            <text:p>8348217155</text:p>
          </table:table-cell>
          <table:table-cell office:value-type="string" table:style-name="ce16">
            <text:p>joydebkundu71@gmail.com</text:p>
          </table:table-cell>
          <table:table-cell table:number-columns-repeated="16379"/>
        </table:table-row>
        <table:table-row table:style-name="ro1">
          <table:table-cell office:value-type="float" office:value="17834015" table:style-name="ce12">
            <text:p>17834015</text:p>
          </table:table-cell>
          <table:table-cell office:value-type="string" table:style-name="ce13">
            <text:p>M00694015</text:p>
          </table:table-cell>
          <table:table-cell office:value-type="string" table:style-name="ce14">
            <text:p>RUNU PAL BISWAS</text:p>
          </table:table-cell>
          <table:table-cell office:value-type="float" office:value="7699629959" table:style-name="ce15">
            <text:p>7699629959</text:p>
          </table:table-cell>
          <table:table-cell office:value-type="string" table:style-name="ce16">
            <text:p>runu.biswas89@gmail.com</text:p>
          </table:table-cell>
          <table:table-cell table:number-columns-repeated="16379"/>
        </table:table-row>
        <table:table-row table:style-name="ro1">
          <table:table-cell office:value-type="float" office:value="13184015" table:style-name="ce12">
            <text:p>1318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ABDUL ALIM MANDAL</text:p>
          </table:table-cell>
          <table:table-cell office:value-type="float" office:value="9800346619" table:style-name="ce15">
            <text:p>9800346619</text:p>
          </table:table-cell>
          <table:table-cell office:value-type="string" table:style-name="ce16">
            <text:p>alimlic15@gmail.com</text:p>
          </table:table-cell>
          <table:table-cell table:number-columns-repeated="16379"/>
        </table:table-row>
        <table:table-row table:style-name="ro1">
          <table:table-cell office:value-type="float" office:value="14444015" table:style-name="ce12">
            <text:p>1444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NITAI MUKHERJEE</text:p>
          </table:table-cell>
          <table:table-cell office:value-type="float" office:value="9681468638" table:style-name="ce15">
            <text:p>9681468638</text:p>
          </table:table-cell>
          <table:table-cell office:value-type="string" table:style-name="ce16">
            <text:p>nitaimukherjee87@gmail.com</text:p>
          </table:table-cell>
          <table:table-cell table:number-columns-repeated="16379"/>
        </table:table-row>
        <table:table-row table:style-name="ro1">
          <table:table-cell office:value-type="float" office:value="16294015" table:style-name="ce12">
            <text:p>1629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SAMRAT DAS</text:p>
          </table:table-cell>
          <table:table-cell office:value-type="float" office:value="7407445712" table:style-name="ce15">
            <text:p>7407445712</text:p>
          </table:table-cell>
          <table:table-cell office:value-type="string" table:style-name="ce16">
            <text:p>samratlic1992@gmail.com</text:p>
          </table:table-cell>
          <table:table-cell table:number-columns-repeated="16379"/>
        </table:table-row>
        <table:table-row table:style-name="ro1">
          <table:table-cell office:value-type="float" office:value="16304015" table:style-name="ce12">
            <text:p>1630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ARPA BAGCHI</text:p>
          </table:table-cell>
          <table:table-cell office:value-type="float" office:value="9851621579" table:style-name="ce15">
            <text:p>9851621579</text:p>
          </table:table-cell>
          <table:table-cell office:value-type="string" table:style-name="ce16">
            <text:p>arpanabadwip@gmail.com</text:p>
          </table:table-cell>
          <table:table-cell table:number-columns-repeated="16379"/>
        </table:table-row>
        <table:table-row table:style-name="ro1">
          <table:table-cell office:value-type="float" office:value="16564015" table:style-name="ce12">
            <text:p>1656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RIYA DEBNATH</text:p>
          </table:table-cell>
          <table:table-cell office:value-type="float" office:value="8514853002" table:style-name="ce15">
            <text:p>8514853002</text:p>
          </table:table-cell>
          <table:table-cell office:value-type="string" table:style-name="ce16">
            <text:p>riyadebnath809@gmail.com</text:p>
          </table:table-cell>
          <table:table-cell table:number-columns-repeated="16379"/>
        </table:table-row>
        <table:table-row table:style-name="ro1">
          <table:table-cell office:value-type="float" office:value="16624015" table:style-name="ce12">
            <text:p>1662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SOMNATH DEBNATH</text:p>
          </table:table-cell>
          <table:table-cell office:value-type="float" office:value="9832299688" table:style-name="ce15">
            <text:p>9832299688</text:p>
          </table:table-cell>
          <table:table-cell office:value-type="string" table:style-name="ce16">
            <text:p>rajdebnath88228@gmail.com</text:p>
          </table:table-cell>
          <table:table-cell table:number-columns-repeated="16379"/>
        </table:table-row>
        <table:table-row table:style-name="ro1">
          <table:table-cell office:value-type="float" office:value="17204015" table:style-name="ce12">
            <text:p>1720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PRASENJIT MITRA</text:p>
          </table:table-cell>
          <table:table-cell office:value-type="float" office:value="7863980851" table:style-name="ce15">
            <text:p>7863980851</text:p>
          </table:table-cell>
          <table:table-cell office:value-type="string" table:style-name="ce16">
            <text:p>mitraprasenjit061@gmail.com</text:p>
          </table:table-cell>
          <table:table-cell table:number-columns-repeated="16379"/>
        </table:table-row>
        <table:table-row table:style-name="ro1">
          <table:table-cell office:value-type="float" office:value="17214015" table:style-name="ce12">
            <text:p>1721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SRABANI MOHANTA</text:p>
          </table:table-cell>
          <table:table-cell office:value-type="float" office:value="8768040656" table:style-name="ce15">
            <text:p>8768040656</text:p>
          </table:table-cell>
          <table:table-cell office:value-type="string" table:style-name="ce16">
            <text:p>SRABANIMOHANTA1992@GMAIL.COM</text:p>
          </table:table-cell>
          <table:table-cell table:number-columns-repeated="16379"/>
        </table:table-row>
        <table:table-row table:style-name="ro1">
          <table:table-cell office:value-type="float" office:value="17404015" table:style-name="ce12">
            <text:p>1740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GINIKA SAHA</text:p>
          </table:table-cell>
          <table:table-cell office:value-type="float" office:value="7595808495" table:style-name="ce15">
            <text:p>7595808495</text:p>
          </table:table-cell>
          <table:table-cell office:value-type="string" table:style-name="ce16">
            <text:p>SAHAGINIKA@gmail.com</text:p>
          </table:table-cell>
          <table:table-cell table:number-columns-repeated="16379"/>
        </table:table-row>
        <table:table-row table:style-name="ro1">
          <table:table-cell office:value-type="float" office:value="17444015" table:style-name="ce12">
            <text:p>1744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DEBAJYOTI SAHA</text:p>
          </table:table-cell>
          <table:table-cell office:value-type="float" office:value="7431090199" table:style-name="ce15">
            <text:p>7431090199</text:p>
          </table:table-cell>
          <table:table-cell office:value-type="string" table:style-name="ce16">
            <text:p>iamdebajyotisaha@gmail.com</text:p>
          </table:table-cell>
          <table:table-cell table:number-columns-repeated="16379"/>
        </table:table-row>
        <table:table-row table:style-name="ro1">
          <table:table-cell office:value-type="float" office:value="17614015" table:style-name="ce12">
            <text:p>1761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SUPARNA SADHUKHAN</text:p>
          </table:table-cell>
          <table:table-cell office:value-type="float" office:value="9851525172" table:style-name="ce15">
            <text:p>9851525172</text:p>
          </table:table-cell>
          <table:table-cell office:value-type="string" table:style-name="ce16">
            <text:p>suparnasadhukhan645@gmail.com</text:p>
          </table:table-cell>
          <table:table-cell table:number-columns-repeated="16379"/>
        </table:table-row>
        <table:table-row table:style-name="ro1">
          <table:table-cell office:value-type="float" office:value="17644015" table:style-name="ce12">
            <text:p>1764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CHAMELI SARKAR</text:p>
          </table:table-cell>
          <table:table-cell office:value-type="float" office:value="9547906833" table:style-name="ce15">
            <text:p>9547906833</text:p>
          </table:table-cell>
          <table:table-cell office:value-type="string" table:style-name="ce16">
            <text:p>chameli20011@gmail.com</text:p>
          </table:table-cell>
          <table:table-cell table:number-columns-repeated="16379"/>
        </table:table-row>
        <table:table-row table:style-name="ro1">
          <table:table-cell office:value-type="float" office:value="17664015" table:style-name="ce12">
            <text:p>1766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LIJA DEBNATH</text:p>
          </table:table-cell>
          <table:table-cell office:value-type="float" office:value="6297274394" table:style-name="ce15">
            <text:p>6297274394</text:p>
          </table:table-cell>
          <table:table-cell office:value-type="string" table:style-name="ce16">
            <text:p>debnathlija@gmail.com</text:p>
          </table:table-cell>
          <table:table-cell table:number-columns-repeated="16379"/>
        </table:table-row>
        <table:table-row table:style-name="ro1">
          <table:table-cell office:value-type="float" office:value="17684015" table:style-name="ce12">
            <text:p>1768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SNEHA MALO</text:p>
          </table:table-cell>
          <table:table-cell office:value-type="float" office:value="8509143597" table:style-name="ce15">
            <text:p>8509143597</text:p>
          </table:table-cell>
          <table:table-cell office:value-type="string" table:style-name="ce16">
            <text:p>protimamalo123@gmail.com</text:p>
          </table:table-cell>
          <table:table-cell table:number-columns-repeated="16379"/>
        </table:table-row>
        <table:table-row table:style-name="ro1">
          <table:table-cell office:value-type="float" office:value="18014015" table:style-name="ce12">
            <text:p>1801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BIRAJ DEBNATH</text:p>
          </table:table-cell>
          <table:table-cell office:value-type="float" office:value="7074018038" table:style-name="ce15">
            <text:p>7074018038</text:p>
          </table:table-cell>
          <table:table-cell office:value-type="string" table:style-name="ce16">
            <text:p>debnathbiraj3@gmail.com</text:p>
          </table:table-cell>
          <table:table-cell table:number-columns-repeated="16379"/>
        </table:table-row>
        <table:table-row table:style-name="ro1">
          <table:table-cell office:value-type="float" office:value="18134015" table:style-name="ce12">
            <text:p>1813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MOUPRIYA GHOSH</text:p>
          </table:table-cell>
          <table:table-cell office:value-type="float" office:value="9883321658" table:style-name="ce15">
            <text:p>9883321658</text:p>
          </table:table-cell>
          <table:table-cell office:value-type="string" table:style-name="ce16">
            <text:p>moupriyag91q@gmmail.com</text:p>
          </table:table-cell>
          <table:table-cell table:number-columns-repeated="16379"/>
        </table:table-row>
        <table:table-row table:style-name="ro1">
          <table:table-cell office:value-type="float" office:value="18274015" table:style-name="ce12">
            <text:p>1827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MAYA ROY</text:p>
          </table:table-cell>
          <table:table-cell office:value-type="float" office:value="8370885018" table:style-name="ce15">
            <text:p>8370885018</text:p>
          </table:table-cell>
          <table:table-cell office:value-type="string" table:style-name="ce16">
            <text:p>mayaroy235rim@gmail.com</text:p>
          </table:table-cell>
          <table:table-cell table:number-columns-repeated="16379"/>
        </table:table-row>
        <table:table-row table:style-name="ro1">
          <table:table-cell office:value-type="float" office:value="18294015" table:style-name="ce12">
            <text:p>1829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PRIYA DEBNATH</text:p>
          </table:table-cell>
          <table:table-cell office:value-type="float" office:value="7872910495" table:style-name="ce15">
            <text:p>7872910495</text:p>
          </table:table-cell>
          <table:table-cell office:value-type="string" table:style-name="ce16">
            <text:p>priyadebnath446@gmail.com</text:p>
          </table:table-cell>
          <table:table-cell table:number-columns-repeated="16379"/>
        </table:table-row>
        <table:table-row table:style-name="ro1">
          <table:table-cell office:value-type="float" office:value="18454015" table:style-name="ce12">
            <text:p>1845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BANASHREE KUNDU</text:p>
          </table:table-cell>
          <table:table-cell office:value-type="float" office:value="7908806326" table:style-name="ce15">
            <text:p>7908806326</text:p>
          </table:table-cell>
          <table:table-cell office:value-type="string" table:style-name="ce16">
            <text:p>sayakkundu790880@gmail.com</text:p>
          </table:table-cell>
          <table:table-cell table:number-columns-repeated="16379"/>
        </table:table-row>
        <table:table-row table:style-name="ro1">
          <table:table-cell office:value-type="float" office:value="18544015" table:style-name="ce12">
            <text:p>18544015</text:p>
          </table:table-cell>
          <table:table-cell office:value-type="string" table:style-name="ce13">
            <text:p>M00734015</text:p>
          </table:table-cell>
          <table:table-cell office:value-type="string" table:style-name="ce14">
            <text:p>RIMPA KHATUN MALLICK</text:p>
          </table:table-cell>
          <table:table-cell office:value-type="float" office:value="9832490454" table:style-name="ce15">
            <text:p>9832490454</text:p>
          </table:table-cell>
          <table:table-cell office:value-type="string" table:style-name="ce16">
            <text:p>RIMPAKHATUNMALLICK@GMAIL.COM</text:p>
          </table:table-cell>
          <table:table-cell table:number-columns-repeated="16379"/>
        </table:table-row>
        <table:table-row table:style-name="ro1">
          <table:table-cell office:value-type="float" office:value="16904015" table:style-name="ce12">
            <text:p>1690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KOUSIK DAS</text:p>
          </table:table-cell>
          <table:table-cell office:value-type="float" office:value="7548044337" table:style-name="ce15">
            <text:p>7548044337</text:p>
          </table:table-cell>
          <table:table-cell office:value-type="string" table:style-name="ce16">
            <text:p>kousikdas475@gmail.com</text:p>
          </table:table-cell>
          <table:table-cell table:number-columns-repeated="16379"/>
        </table:table-row>
        <table:table-row table:style-name="ro1">
          <table:table-cell office:value-type="float" office:value="16994015" table:style-name="ce12">
            <text:p>1699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JAYANTI ROY SAHA</text:p>
          </table:table-cell>
          <table:table-cell office:value-type="float" office:value="9434470154" table:style-name="ce15">
            <text:p>9434470154</text:p>
          </table:table-cell>
          <table:table-cell office:value-type="string" table:style-name="ce16">
            <text:p>rjayanti388@gmail.com</text:p>
          </table:table-cell>
          <table:table-cell table:number-columns-repeated="16379"/>
        </table:table-row>
        <table:table-row table:style-name="ro1">
          <table:table-cell office:value-type="float" office:value="17034015" table:style-name="ce12">
            <text:p>1703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GOUR CHAND BISWAS</text:p>
          </table:table-cell>
          <table:table-cell office:value-type="float" office:value="8001827848" table:style-name="ce15">
            <text:p>8001827848</text:p>
          </table:table-cell>
          <table:table-cell office:value-type="string" table:style-name="ce16">
            <text:p>gourchand123@gmail.com</text:p>
          </table:table-cell>
          <table:table-cell table:number-columns-repeated="16379"/>
        </table:table-row>
        <table:table-row table:style-name="ro1">
          <table:table-cell office:value-type="float" office:value="17094015" table:style-name="ce12">
            <text:p>1709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SHARAT DAS</text:p>
          </table:table-cell>
          <table:table-cell office:value-type="float" office:value="9933388990" table:style-name="ce15">
            <text:p>9933388990</text:p>
          </table:table-cell>
          <table:table-cell office:value-type="string" table:style-name="ce16">
            <text:p>sharat.nabadwip@gmail.com</text:p>
          </table:table-cell>
          <table:table-cell table:number-columns-repeated="16379"/>
        </table:table-row>
        <table:table-row table:style-name="ro1">
          <table:table-cell office:value-type="float" office:value="17824015" table:style-name="ce12">
            <text:p>1782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SUJIT ROY</text:p>
          </table:table-cell>
          <table:table-cell office:value-type="float" office:value="8372867027" table:style-name="ce15">
            <text:p>8372867027</text:p>
          </table:table-cell>
          <table:table-cell office:value-type="string" table:style-name="ce16">
            <text:p>sujit41297@gmail.com</text:p>
          </table:table-cell>
          <table:table-cell table:number-columns-repeated="16379"/>
        </table:table-row>
        <table:table-row table:style-name="ro1">
          <table:table-cell office:value-type="float" office:value="18444015" table:style-name="ce12">
            <text:p>1844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KEYA DEBNATH</text:p>
          </table:table-cell>
          <table:table-cell office:value-type="float" office:value="9749601588" table:style-name="ce15">
            <text:p>9749601588</text:p>
          </table:table-cell>
          <table:table-cell office:value-type="string" table:style-name="ce16">
            <text:p>debnathkeya906@gmail.com</text:p>
          </table:table-cell>
          <table:table-cell table:number-columns-repeated="16379"/>
        </table:table-row>
        <table:table-row table:style-name="ro1">
          <table:table-cell office:value-type="float" office:value="18474015" table:style-name="ce12">
            <text:p>1847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PUJA HALDER</text:p>
          </table:table-cell>
          <table:table-cell office:value-type="float" office:value="9734202734" table:style-name="ce15">
            <text:p>9734202734</text:p>
          </table:table-cell>
          <table:table-cell office:value-type="string" table:style-name="ce16">
            <text:p>npuja1433@gmail.com</text:p>
          </table:table-cell>
          <table:table-cell table:number-columns-repeated="16379"/>
        </table:table-row>
        <table:table-row table:style-name="ro1">
          <table:table-cell office:value-type="float" office:value="18484015" table:style-name="ce12">
            <text:p>1848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RUPA BIBI</text:p>
          </table:table-cell>
          <table:table-cell office:value-type="float" office:value="8001104259" table:style-name="ce15">
            <text:p>8001104259</text:p>
          </table:table-cell>
          <table:table-cell office:value-type="string" table:style-name="ce16">
            <text:p>RUPABIBI781@GMAIL.COM</text:p>
          </table:table-cell>
          <table:table-cell table:number-columns-repeated="16379"/>
        </table:table-row>
        <table:table-row table:style-name="ro1">
          <table:table-cell office:value-type="float" office:value="18494015" table:style-name="ce12">
            <text:p>18494015</text:p>
          </table:table-cell>
          <table:table-cell office:value-type="string" table:style-name="ce13">
            <text:p>M00794015</text:p>
          </table:table-cell>
          <table:table-cell office:value-type="string" table:style-name="ce14">
            <text:p>GOPAL DEBNATH</text:p>
          </table:table-cell>
          <table:table-cell office:value-type="float" office:value="8016803238" table:style-name="ce15">
            <text:p>8016803238</text:p>
          </table:table-cell>
          <table:table-cell office:value-type="string" table:style-name="ce16">
            <text:p>gopal.debnath07nbd@gmail.com</text:p>
          </table:table-cell>
          <table:table-cell table:number-columns-repeated="16379"/>
        </table:table-row>
        <table:table-row table:style-name="ro3">
          <table:table-cell office:value-type="float" office:value="18164015" table:style-name="ce18">
            <text:p>18164015</text:p>
          </table:table-cell>
          <table:table-cell office:value-type="string" table:style-name="ce19">
            <text:p>M00894015</text:p>
          </table:table-cell>
          <table:table-cell office:value-type="string" table:style-name="ce20">
            <text:p>KAKALI DEY</text:p>
          </table:table-cell>
          <table:table-cell office:value-type="float" office:value="9153148860" table:style-name="ce21">
            <text:p>9153148860</text:p>
          </table:table-cell>
          <table:table-cell office:value-type="string" table:style-name="ce22">
            <text:p>licisadhan@gmail.com</text:p>
          </table:table-cell>
          <table:table-cell table:number-columns-repeated="16379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243" table:style-name="ro1">
          <table:table-cell table:number-columns-repeated="16384"/>
        </table:table-row>
      </table:table>
      <table:named-expressions>
        <table:named-range table:name="HTML_1" table:cell-range-address="Sheet1.$A$1:Sheet1.$L$18" table:base-cell-address="Sheet1.$A$1"/>
        <table:named-range table:name="HTML_2" table:cell-range-address="Sheet1.$J$13:Sheet1.$K$17" table:base-cell-address="Sheet1.$A$1"/>
        <table:named-range table:name="HTML_3" table:cell-range-address="Sheet1.$A$19:Sheet1.$B$19" table:base-cell-address="Sheet1.$A$1"/>
        <table:named-range table:name="HTML_4" table:cell-range-address="Sheet1.$A$23:Sheet1.$E$332" table:base-cell-address="Sheet1.$A$1"/>
        <table:named-range table:name="HTML_5" table:cell-range-address="Sheet1.$A$333" table:base-cell-address="Sheet1.$A$1"/>
        <table:named-range table:name="HTML_all" table:cell-range-address="Sheet1.$A$1:Sheet1.$L$333" table:base-cell-address="Sheet1.$A$1"/>
        <table:named-range table:name="HTML_tables" table:cell-range-address="Sheet1.$A$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4</meta:generator>
    <dc:title>Management Information System</dc:title>
    <dc:creator>X</dc:creator>
    <meta:creation-date>2025-05-28T10:42:58Z</meta:creation-date>
    <dc:date>2025-05-28T10:43:09Z</dc:date>
    <meta:editing-cycles>1</meta:editing-cycles>
    <meta:editing-duration>PT2760S</meta:editing-duration>
  </office:meta>
</office:document-meta>
</file>